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6723b"/>
    </style:style>
    <style:style style:name="P2" style:family="paragraph" style:parent-style-name="Standard">
      <style:paragraph-properties fo:text-align="justify" style:justify-single-word="false"/>
      <style:text-properties style:font-name="Times New Roman" officeooo:rsid="000bb970" officeooo:paragraph-rsid="00334ccb"/>
    </style:style>
    <style:style style:name="P3" style:family="paragraph" style:parent-style-name="Standard">
      <style:paragraph-properties fo:text-align="justify" style:justify-single-word="false"/>
      <style:text-properties style:font-name="Times New Roman" officeooo:rsid="000bb970" officeooo:paragraph-rsid="00272edd"/>
    </style:style>
    <style:style style:name="P4" style:family="paragraph" style:parent-style-name="Standard">
      <style:paragraph-properties fo:text-align="justify" style:justify-single-word="false"/>
      <style:text-properties style:font-name="Times New Roman" officeooo:rsid="000bb970" officeooo:paragraph-rsid="00327af6"/>
    </style:style>
    <style:style style:name="P5" style:family="paragraph" style:parent-style-name="Standard">
      <style:paragraph-properties fo:text-align="justify" style:justify-single-word="false"/>
      <style:text-properties style:font-name="Times New Roman" officeooo:rsid="000bb970" officeooo:paragraph-rsid="004927cb"/>
    </style:style>
    <style:style style:name="P6" style:family="paragraph" style:parent-style-name="Standard">
      <style:paragraph-properties fo:text-align="justify" style:justify-single-word="false"/>
      <style:text-properties style:font-name="Times New Roman" officeooo:rsid="000bb970" officeooo:paragraph-rsid="00724b64"/>
    </style:style>
    <style:style style:name="P7" style:family="paragraph" style:parent-style-name="Standard">
      <style:paragraph-properties fo:text-align="justify" style:justify-single-word="false"/>
      <style:text-properties style:font-name="Times New Roman" officeooo:rsid="000bb970" officeooo:paragraph-rsid="007ef7a6"/>
    </style:style>
    <style:style style:name="P8" style:family="paragraph" style:parent-style-name="Standard">
      <style:paragraph-properties fo:text-align="justify" style:justify-single-word="false"/>
      <style:text-properties style:font-name="Times New Roman" officeooo:rsid="000bb970" officeooo:paragraph-rsid="00897883"/>
    </style:style>
    <style:style style:name="P9" style:family="paragraph" style:parent-style-name="Standard">
      <style:paragraph-properties fo:text-align="justify" style:justify-single-word="false"/>
      <style:text-properties style:font-name="Times New Roman" officeooo:rsid="000bb970" officeooo:paragraph-rsid="009d91d6"/>
    </style:style>
    <style:style style:name="P10" style:family="paragraph" style:parent-style-name="Standard">
      <style:paragraph-properties fo:text-align="justify" style:justify-single-word="false"/>
      <style:text-properties style:font-name="Times New Roman" officeooo:rsid="000bb970" officeooo:paragraph-rsid="00ab2034"/>
    </style:style>
    <style:style style:name="P11" style:family="paragraph" style:parent-style-name="Standard">
      <style:paragraph-properties fo:text-align="justify" style:justify-single-word="false"/>
      <style:text-properties style:font-name="Times New Roman" officeooo:rsid="000bb970" officeooo:paragraph-rsid="00ae9578"/>
    </style:style>
    <style:style style:name="P12" style:family="paragraph" style:parent-style-name="Standard">
      <style:paragraph-properties fo:text-align="justify" style:justify-single-word="false"/>
      <style:text-properties style:font-name="Times New Roman" officeooo:rsid="000bb970" officeooo:paragraph-rsid="002ceff5"/>
    </style:style>
    <style:style style:name="P13" style:family="paragraph" style:parent-style-name="Standard">
      <style:paragraph-properties fo:text-align="justify" style:justify-single-word="false"/>
      <style:text-properties style:font-name="Times New Roman" officeooo:rsid="000bb970" officeooo:paragraph-rsid="006b0baf"/>
    </style:style>
    <style:style style:name="P14" style:family="paragraph" style:parent-style-name="Standard">
      <style:paragraph-properties fo:text-align="justify" style:justify-single-word="false"/>
      <style:text-properties style:font-name="Times New Roman" officeooo:rsid="000bb970" officeooo:paragraph-rsid="003d6952"/>
    </style:style>
    <style:style style:name="P15" style:family="paragraph" style:parent-style-name="Standard">
      <style:paragraph-properties fo:text-align="justify" style:justify-single-word="false"/>
      <style:text-properties style:font-name="Times New Roman" officeooo:rsid="000bb970" officeooo:paragraph-rsid="0090cc4e"/>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026723b"/>
    </style:style>
    <style:style style:name="P18" style:family="paragraph" style:parent-style-name="Standard">
      <style:paragraph-properties fo:text-align="justify" style:justify-single-word="false"/>
      <style:text-properties style:font-name="Times New Roman" officeooo:paragraph-rsid="00272edd"/>
    </style:style>
    <style:style style:name="P19" style:family="paragraph" style:parent-style-name="Standard">
      <style:paragraph-properties fo:text-align="justify" style:justify-single-word="false"/>
      <style:text-properties style:font-name="Times New Roman" officeooo:paragraph-rsid="004fb3cf"/>
    </style:style>
    <style:style style:name="P20" style:family="paragraph" style:parent-style-name="Standard">
      <style:paragraph-properties fo:text-align="justify" style:justify-single-word="false"/>
      <style:text-properties style:font-name="Times New Roman" officeooo:paragraph-rsid="008e222d"/>
    </style:style>
    <style:style style:name="P21" style:family="paragraph" style:parent-style-name="Standard">
      <style:paragraph-properties fo:text-align="justify" style:justify-single-word="false"/>
      <style:text-properties style:font-name="Arial" fo:font-size="10pt" style:font-size-asian="10pt" style:font-size-complex="10pt"/>
    </style:style>
    <style:style style:name="P22"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3"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4"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5"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26"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27"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28"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29"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0"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1"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2"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3"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4"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5" style:family="paragraph" style:parent-style-name="Footnote">
      <style:text-properties style:font-name="Times New Roman"/>
    </style:style>
    <style:style style:name="P36" style:family="paragraph" style:parent-style-name="Footnote">
      <style:text-properties style:font-name="Arial" fo:font-size="8pt" style:font-size-asian="8pt" style:font-size-complex="8pt"/>
    </style:style>
    <style:style style:name="P37" style:family="paragraph" style:parent-style-name="Footnote">
      <style:text-properties style:font-name="Arial" fo:font-size="10pt" style:font-size-asian="10pt" style:font-size-complex="10pt"/>
    </style:style>
    <style:style style:name="P38"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39"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40"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1"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2"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3" style:family="paragraph" style:parent-style-name="Standard">
      <style:paragraph-properties fo:margin-left="0.4925in" fo:margin-right="0in" fo:text-align="justify" style:justify-single-word="false" fo:text-indent="0in" style:auto-text-indent="false"/>
    </style:style>
    <style:style style:name="P44"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45"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46"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47"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48"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49"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50"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51"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52"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53"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54"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57"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58"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59"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60"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2" style:family="paragraph" style:parent-style-name="Heading_20_4">
      <style:paragraph-properties fo:margin-left="0.9846in" fo:margin-right="0in" fo:text-indent="-0.6in" style:auto-text-indent="false"/>
    </style:style>
    <style:style style:name="P63" style:family="paragraph" style:parent-style-name="Heading_20_6">
      <style:text-properties fo:font-size="10pt" style:font-size-asian="10pt" style:font-size-complex="10pt"/>
    </style:style>
    <style:style style:name="P64" style:family="paragraph" style:parent-style-name="Heading_20_6">
      <style:text-properties fo:font-size="10pt" officeooo:paragraph-rsid="0059e94d" style:font-size-asian="10pt" style:font-size-complex="10pt"/>
    </style:style>
    <style:style style:name="P65"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66" style:family="paragraph" style:parent-style-name="Heading_20_6">
      <style:paragraph-properties fo:margin-top="0.1665in" fo:margin-bottom="0.0835in" fo:keep-with-next="always"/>
      <style:text-properties style:font-name="Arial" fo:font-size="10pt" style:font-size-asian="10pt" style:font-size-complex="10pt"/>
    </style:style>
    <style:style style:name="P67" style:family="paragraph" style:parent-style-name="code">
      <style:text-properties officeooo:paragraph-rsid="0067b582"/>
    </style:style>
    <style:style style:name="P68" style:family="paragraph" style:parent-style-name="Heading_20_4">
      <style:paragraph-properties fo:text-align="justify" style:justify-single-word="false"/>
      <style:text-properties fo:font-size="12pt" style:font-size-asian="12pt" style:font-size-complex="12pt"/>
    </style:style>
    <style:style style:name="P69" style:family="paragraph" style:parent-style-name="Heading_20_4">
      <style:paragraph-properties fo:text-align="justify" style:justify-single-word="false"/>
    </style:style>
    <style:style style:name="P70" style:family="paragraph" style:parent-style-name="Standard" style:list-style-name="L1">
      <style:paragraph-properties fo:text-align="justify" style:justify-single-word="false"/>
      <style:text-properties officeooo:paragraph-rsid="002f12a2"/>
    </style:style>
    <style:style style:name="P71" style:family="paragraph" style:parent-style-name="Standard" style:list-style-name="L3">
      <style:paragraph-properties fo:text-align="justify" style:justify-single-word="false"/>
      <style:text-properties officeooo:paragraph-rsid="00272edd"/>
    </style:style>
    <style:style style:name="P72" style:family="paragraph" style:parent-style-name="Standard" style:list-style-name="L8">
      <style:paragraph-properties fo:text-align="justify" style:justify-single-word="false"/>
      <style:text-properties officeooo:paragraph-rsid="003d6952"/>
    </style:style>
    <style:style style:name="P73" style:family="paragraph" style:parent-style-name="Standard" style:list-style-name="L9">
      <style:paragraph-properties fo:text-align="justify" style:justify-single-word="false"/>
      <style:text-properties officeooo:paragraph-rsid="0056c3a3"/>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11">
      <style:paragraph-properties fo:text-align="justify" style:justify-single-word="false"/>
    </style:style>
    <style:style style:name="P76" style:family="paragraph" style:parent-style-name="Standard" style:list-style-name="L12">
      <style:paragraph-properties fo:text-align="justify" style:justify-single-word="false"/>
    </style:style>
    <style:style style:name="P77" style:family="paragraph" style:parent-style-name="Standard" style:list-style-name="L13">
      <style:paragraph-properties fo:text-align="justify" style:justify-single-word="false"/>
    </style:style>
    <style:style style:name="P78" style:family="paragraph" style:parent-style-name="Standard" style:list-style-name="L14">
      <style:paragraph-properties fo:text-align="justify" style:justify-single-word="false"/>
      <style:text-properties officeooo:paragraph-rsid="0059e94d"/>
    </style:style>
    <style:style style:name="P79" style:family="paragraph" style:parent-style-name="Standard" style:list-style-name="L15">
      <style:paragraph-properties fo:text-align="justify" style:justify-single-word="false"/>
      <style:text-properties officeooo:paragraph-rsid="0061e41c"/>
    </style:style>
    <style:style style:name="P80" style:family="paragraph" style:parent-style-name="Standard" style:list-style-name="L16">
      <style:paragraph-properties fo:text-align="justify" style:justify-single-word="false"/>
      <style:text-properties officeooo:paragraph-rsid="00644cec"/>
    </style:style>
    <style:style style:name="P81" style:family="paragraph" style:parent-style-name="Standard" style:list-style-name="L17">
      <style:paragraph-properties fo:text-align="justify" style:justify-single-word="false"/>
      <style:text-properties officeooo:paragraph-rsid="0066069a"/>
    </style:style>
    <style:style style:name="P82" style:family="paragraph" style:parent-style-name="Standard" style:list-style-name="L19">
      <style:paragraph-properties fo:text-align="justify" style:justify-single-word="false"/>
      <style:text-properties officeooo:paragraph-rsid="00683193"/>
    </style:style>
    <style:style style:name="P83" style:family="paragraph" style:parent-style-name="Standard" style:list-style-name="L1">
      <style:paragraph-properties fo:text-align="justify" style:justify-single-word="false"/>
      <style:text-properties style:font-name="Times New Roman" officeooo:rsid="000bb970" officeooo:paragraph-rsid="002f12a2"/>
    </style:style>
    <style:style style:name="P84" style:family="paragraph" style:parent-style-name="Standard" style:list-style-name="L2">
      <style:paragraph-properties fo:text-align="justify" style:justify-single-word="false"/>
      <style:text-properties style:font-name="Times New Roman" officeooo:rsid="000bb970" officeooo:paragraph-rsid="002ceff5"/>
    </style:style>
    <style:style style:name="P85" style:family="paragraph" style:parent-style-name="Standard" style:list-style-name="L4">
      <style:paragraph-properties fo:text-align="justify" style:justify-single-word="false"/>
      <style:text-properties style:font-name="Times New Roman" officeooo:rsid="000bb970" officeooo:paragraph-rsid="006b0baf"/>
    </style:style>
    <style:style style:name="P86" style:family="paragraph" style:parent-style-name="Standard" style:list-style-name="L5">
      <style:paragraph-properties fo:text-align="justify" style:justify-single-word="false"/>
      <style:text-properties style:font-name="Times New Roman" officeooo:rsid="000bb970" officeooo:paragraph-rsid="006b0baf"/>
    </style:style>
    <style:style style:name="P87" style:family="paragraph" style:parent-style-name="Standard" style:list-style-name="L6">
      <style:paragraph-properties fo:text-align="justify" style:justify-single-word="false"/>
      <style:text-properties style:font-name="Times New Roman" officeooo:rsid="000bb970" officeooo:paragraph-rsid="00327af6"/>
    </style:style>
    <style:style style:name="P88" style:family="paragraph" style:parent-style-name="Standard" style:list-style-name="L7">
      <style:paragraph-properties fo:text-align="justify" style:justify-single-word="false"/>
      <style:text-properties style:font-name="Times New Roman" officeooo:rsid="000bb970" officeooo:paragraph-rsid="0034da69"/>
    </style:style>
    <style:style style:name="P89" style:family="paragraph" style:parent-style-name="Standard" style:list-style-name="L8">
      <style:paragraph-properties fo:text-align="justify" style:justify-single-word="false"/>
      <style:text-properties style:font-name="Times New Roman" officeooo:rsid="000bb970" officeooo:paragraph-rsid="003d6952"/>
    </style:style>
    <style:style style:name="P90" style:family="paragraph" style:parent-style-name="Standard">
      <style:text-properties style:font-name="Times New Roman" officeooo:rsid="000bb970" officeooo:paragraph-rsid="001ab324"/>
    </style:style>
    <style:style style:name="P91" style:family="paragraph" style:parent-style-name="Standard">
      <style:paragraph-properties fo:text-align="justify" style:justify-single-word="false"/>
      <style:text-properties style:font-name="Arial" fo:font-size="10pt" style:font-size-asian="10pt" style:font-size-complex="10pt"/>
    </style:style>
    <style:style style:name="P92"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93"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94"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95"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96"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97"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98"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99"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00" style:family="paragraph" style:parent-style-name="Standard" style:list-style-name="L21">
      <style:text-properties officeooo:paragraph-rsid="00739131"/>
    </style:style>
    <style:style style:name="P101" style:family="paragraph" style:parent-style-name="Standard">
      <style:paragraph-properties fo:text-align="justify" style:justify-single-word="false"/>
      <style:text-properties fo:font-style="normal" officeooo:paragraph-rsid="007712de" style:font-style-asian="normal" style:font-style-complex="normal"/>
    </style:style>
    <style:style style:name="P102"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03"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04" style:family="paragraph" style:parent-style-name="Heading_20_1">
      <style:paragraph-properties fo:text-align="justify" style:justify-single-word="false"/>
      <style:text-properties officeooo:rsid="002778a5"/>
    </style:style>
    <style:style style:name="P105" style:family="paragraph" style:parent-style-name="Heading_20_1">
      <style:paragraph-properties fo:text-align="justify" style:justify-single-word="false"/>
      <style:text-properties style:font-name="Times New Roman" officeooo:rsid="001c1132" officeooo:paragraph-rsid="0026723b"/>
    </style:style>
    <style:style style:name="P106" style:family="paragraph" style:parent-style-name="Heading_20_1">
      <style:paragraph-properties fo:text-align="justify" style:justify-single-word="false"/>
      <style:text-properties style:font-name="Times New Roman" officeooo:rsid="000bb970" officeooo:paragraph-rsid="0026723b"/>
    </style:style>
    <style:style style:name="P107" style:family="paragraph" style:parent-style-name="Heading_20_1">
      <style:paragraph-properties fo:text-align="justify" style:justify-single-word="false"/>
    </style:style>
    <style:style style:name="P108" style:family="paragraph" style:parent-style-name="Heading_20_1">
      <style:paragraph-properties fo:text-align="justify" style:justify-single-word="false"/>
      <style:text-properties style:font-name="Arial" fo:font-size="10pt" style:font-size-asian="10pt" style:font-size-complex="10pt"/>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Heading_20_2">
      <style:paragraph-properties fo:text-align="justify" style:justify-single-word="false"/>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4">
      <style:paragraph-properties>
        <style:tab-stops>
          <style:tab-stop style:position="6.3354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Heading_20_3">
      <style:paragraph-properties fo:margin-left="-0.0075in" fo:margin-right="0in" fo:text-indent="0.0075in" style:auto-text-indent="false"/>
    </style:style>
    <style:style style:name="P115" style:family="paragraph" style:parent-style-name="Heading_20_6">
      <style:text-properties fo:font-weight="bold" style:font-weight-asian="bold" style:font-weight-complex="bold"/>
    </style:style>
    <style:style style:name="P116"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officeooo:rsid="00766cb4" style:font-style-asian="normal" style:font-weight-asian="bold" style:font-style-complex="normal" style:font-weight-complex="bold"/>
    </style:style>
    <style:style style:name="T23" style:family="text">
      <style:text-properties officeooo:rsid="0036fc2b"/>
    </style:style>
    <style:style style:name="T24" style:family="text">
      <style:text-properties officeooo:rsid="003acc07"/>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officeooo:rsid="0037bace"/>
    </style:style>
    <style:style style:name="T29" style:family="text">
      <style:text-properties officeooo:rsid="0040c259"/>
    </style:style>
    <style:style style:name="T30" style:family="text">
      <style:text-properties officeooo:rsid="00580931"/>
    </style:style>
    <style:style style:name="T31" style:family="text">
      <style:text-properties officeooo:rsid="00638acb"/>
    </style:style>
    <style:style style:name="T32" style:family="text">
      <style:text-properties officeooo:rsid="006509d3"/>
    </style:style>
    <style:style style:name="T33" style:family="text">
      <style:text-properties officeooo:rsid="00659239"/>
    </style:style>
    <style:style style:name="T34" style:family="text">
      <style:text-properties officeooo:rsid="006e5c74"/>
    </style:style>
    <style:style style:name="T35" style:family="text">
      <style:text-properties officeooo:rsid="006ee012"/>
    </style:style>
    <style:style style:name="T36" style:family="text">
      <style:text-properties officeooo:rsid="007086bc"/>
    </style:style>
    <style:style style:name="T37" style:family="text">
      <style:text-properties officeooo:rsid="007343bb"/>
    </style:style>
    <style:style style:name="T38" style:family="text">
      <style:text-properties officeooo:rsid="00757522"/>
    </style:style>
    <style:style style:name="T39" style:family="text">
      <style:text-properties officeooo:rsid="00774afa"/>
    </style:style>
    <style:style style:name="T40" style:family="text">
      <style:text-properties officeooo:rsid="0078cc69"/>
    </style:style>
    <style:style style:name="T41" style:family="text">
      <style:text-properties officeooo:rsid="0079fb61"/>
    </style:style>
    <style:style style:name="T42" style:family="text">
      <style:text-properties officeooo:rsid="0080cc49"/>
    </style:style>
    <style:style style:name="T43" style:family="text">
      <style:text-properties officeooo:rsid="0082af8f"/>
    </style:style>
    <style:style style:name="T44" style:family="text">
      <style:text-properties officeooo:rsid="0083cd73"/>
    </style:style>
    <style:style style:name="T45" style:family="text">
      <style:text-properties officeooo:rsid="00847149"/>
    </style:style>
    <style:style style:name="T46" style:family="text">
      <style:text-properties officeooo:rsid="0085056f"/>
    </style:style>
    <style:style style:name="T47" style:family="text">
      <style:text-properties officeooo:rsid="0086ee3c"/>
    </style:style>
    <style:style style:name="T48" style:family="text">
      <style:text-properties officeooo:rsid="00877279"/>
    </style:style>
    <style:style style:name="T49" style:family="text">
      <style:text-properties officeooo:rsid="0087c070"/>
    </style:style>
    <style:style style:name="T50" style:family="text">
      <style:text-properties officeooo:rsid="0087ed52"/>
    </style:style>
    <style:style style:name="T51" style:family="text">
      <style:text-properties officeooo:rsid="0089c226"/>
    </style:style>
    <style:style style:name="T52" style:family="text">
      <style:text-properties officeooo:rsid="00951530"/>
    </style:style>
    <style:style style:name="T53" style:family="text">
      <style:text-properties officeooo:rsid="009591c0"/>
    </style:style>
    <style:style style:name="T54" style:family="text">
      <style:text-properties officeooo:rsid="009713b9"/>
    </style:style>
    <style:style style:name="T55" style:family="text">
      <style:text-properties officeooo:rsid="0099d005"/>
    </style:style>
    <style:style style:name="T56" style:family="text">
      <style:text-properties officeooo:rsid="009a653d"/>
    </style:style>
    <style:style style:name="T57" style:family="text">
      <style:text-properties officeooo:rsid="009bd383"/>
    </style:style>
    <style:style style:name="T58" style:family="text">
      <style:text-properties officeooo:rsid="00a12d24"/>
    </style:style>
    <style:style style:name="T59" style:family="text">
      <style:text-properties officeooo:rsid="00b0f965"/>
    </style:style>
    <style:style style:name="T60" style:family="text">
      <style:text-properties officeooo:rsid="00b52b7c"/>
    </style:style>
    <style:style style:name="T61" style:family="text">
      <style:text-properties officeooo:rsid="00418f6b"/>
    </style:style>
    <style:style style:name="T62" style:family="text">
      <style:text-properties officeooo:rsid="0042ac65"/>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style:text-underline-style="none" style:font-style-asian="italic" style:font-style-complex="italic"/>
    </style:style>
    <style:style style:name="T66" style:family="text">
      <style:text-properties style:font-name="Arial" fo:font-size="8pt" style:font-size-asian="8pt" style:font-size-complex="8pt"/>
    </style:style>
    <style:style style:name="T67" style:family="text">
      <style:text-properties style:font-name="Arial" fo:font-size="8pt" fo:font-style="italic" style:font-size-asian="8pt" style:font-style-asian="italic" style:font-size-complex="8pt" style:font-style-complex="italic"/>
    </style:style>
    <style:style style:name="T68" style:family="text">
      <style:text-properties style:font-name="Arial" fo:font-size="8pt" fo:font-style="normal" style:font-size-asian="8pt" style:font-style-asian="normal" style:font-size-complex="8pt" style:font-style-complex="normal"/>
    </style:style>
    <style:style style:name="T69" style:family="text">
      <style:text-properties style:font-name="Arial" fo:font-size="10pt" style:font-size-asian="10pt" style:font-size-complex="10pt"/>
    </style:style>
    <style:style style:name="T70" style:family="text">
      <style:text-properties style:font-name="Arial" fo:font-size="10pt" officeooo:rsid="00125f93" style:font-size-asian="10pt" style:font-size-complex="10pt"/>
    </style:style>
    <style:style style:name="T71" style:family="text">
      <style:text-properties style:font-name="Arial" fo:font-size="10pt" officeooo:rsid="00138c76" style:font-size-asian="10pt" style:font-size-complex="10pt"/>
    </style:style>
    <style:style style:name="T72" style:family="text">
      <style:text-properties style:font-name="Arial" fo:font-size="10pt" officeooo:rsid="0014f8ac" style:font-size-asian="10pt" style:font-size-complex="10pt"/>
    </style:style>
    <style:style style:name="T73" style:family="text">
      <style:text-properties style:font-name="Arial" fo:font-size="10pt" officeooo:rsid="007712de" style:font-size-asian="10pt" style:font-size-complex="10pt"/>
    </style:style>
    <style:style style:name="T74" style:family="text">
      <style:text-properties style:font-name="Arial" fo:font-size="10pt" fo:font-style="italic" style:font-size-asian="10pt" style:font-style-asian="italic" style:font-size-complex="10pt" style:font-style-complex="italic"/>
    </style:style>
    <style:style style:name="T75" style:family="text">
      <style:text-properties style:font-name="Arial" fo:font-size="10pt" fo:font-style="italic" fo:background-color="transparent" style:font-size-asian="10pt" style:font-style-asian="italic" style:font-size-complex="10pt" style:font-style-complex="italic"/>
    </style:style>
    <style:style style:name="T76"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7" style:family="text">
      <style:text-properties style:font-name="Arial" fo:font-size="10pt" fo:background-color="transparent" style:font-size-asian="10pt" style:font-size-complex="10pt"/>
    </style:style>
    <style:style style:name="T78" style:family="text">
      <style:text-properties style:font-name="Arial" fo:font-size="10pt" fo:font-weight="bold" style:font-size-asian="10pt" style:font-weight-asian="bold" style:font-size-complex="10pt" style:font-weight-complex="bold"/>
    </style:style>
    <style:style style:name="T79"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0"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1" style:family="text">
      <style:text-properties style:font-name="Arial" officeooo:rsid="0003c00d"/>
    </style:style>
    <style:style style:name="T82" style:family="text">
      <style:text-properties fo:background-color="transparent"/>
    </style:style>
    <style:style style:name="T83" style:family="text">
      <style:text-properties fo:font-size="8pt" style:font-size-asian="8pt" style:font-size-complex="8pt"/>
    </style:style>
    <style:style style:name="T84" style:family="text">
      <style:text-properties officeooo:rsid="00006504"/>
    </style:style>
    <style:style style:name="T85" style:family="text">
      <style:text-properties officeooo:rsid="00014ceb"/>
    </style:style>
    <style:style style:name="T86" style:family="text">
      <style:text-properties officeooo:rsid="00019835"/>
    </style:style>
    <style:style style:name="T87" style:family="text">
      <style:text-properties style:use-window-font-color="true" fo:background-color="transparent"/>
    </style:style>
    <style:style style:name="T88" style:family="text">
      <style:text-properties style:use-window-font-color="true" officeooo:rsid="00019835" fo:background-color="transparent"/>
    </style:style>
    <style:style style:name="T89" style:family="text">
      <style:text-properties style:font-name="Courier 10 Pitch"/>
    </style:style>
    <style:style style:name="T90" style:family="text">
      <style:text-properties style:font-name="Courier 10 Pitch" fo:font-size="10pt" fo:background-color="transparent" style:font-size-asian="10pt" style:font-size-complex="10pt"/>
    </style:style>
    <style:style style:name="T91" style:family="text">
      <style:text-properties style:font-name="Courier 10 Pitch" fo:font-size="10pt" officeooo:rsid="001a1972" fo:background-color="transparent" style:font-size-asian="10pt" style:font-size-complex="10pt"/>
    </style:style>
    <style:style style:name="T92" style:family="text">
      <style:text-properties officeooo:rsid="00067d6e"/>
    </style:style>
    <style:style style:name="T93" style:family="text">
      <style:text-properties officeooo:rsid="00079faf"/>
    </style:style>
    <style:style style:name="T94" style:family="text">
      <style:text-properties officeooo:rsid="000849e9"/>
    </style:style>
    <style:style style:name="T95" style:family="text">
      <style:text-properties officeooo:rsid="00091c9e"/>
    </style:style>
    <style:style style:name="T96" style:family="text">
      <style:text-properties officeooo:rsid="000a1252"/>
    </style:style>
    <style:style style:name="T97" style:family="text">
      <style:text-properties officeooo:rsid="000a9407"/>
    </style:style>
    <style:style style:name="T98" style:family="text">
      <style:text-properties officeooo:rsid="000b3920"/>
    </style:style>
    <style:style style:name="T99" style:family="text">
      <style:text-properties officeooo:rsid="000d095b"/>
    </style:style>
    <style:style style:name="T100" style:family="text">
      <style:text-properties officeooo:rsid="000e880a"/>
    </style:style>
    <style:style style:name="T101" style:family="text">
      <style:text-properties officeooo:rsid="000efefb"/>
    </style:style>
    <style:style style:name="T102" style:family="text">
      <style:text-properties officeooo:rsid="0010b054"/>
    </style:style>
    <style:style style:name="T103" style:family="text">
      <style:text-properties officeooo:rsid="001115bd"/>
    </style:style>
    <style:style style:name="T104" style:family="text">
      <style:text-properties officeooo:rsid="00118e63"/>
    </style:style>
    <style:style style:name="T105" style:family="text">
      <style:text-properties officeooo:rsid="00125f93"/>
    </style:style>
    <style:style style:name="T106" style:family="text">
      <style:text-properties officeooo:rsid="0013c20b"/>
    </style:style>
    <style:style style:name="T107" style:family="text">
      <style:text-properties officeooo:rsid="0016acf5"/>
    </style:style>
    <style:style style:name="T108" style:family="text">
      <style:text-properties officeooo:rsid="00178ea8"/>
    </style:style>
    <style:style style:name="T109" style:family="text">
      <style:text-properties officeooo:rsid="001984a1"/>
    </style:style>
    <style:style style:name="T110" style:family="text">
      <style:text-properties officeooo:rsid="001a1972"/>
    </style:style>
    <style:style style:name="T111" style:family="text">
      <style:text-properties officeooo:rsid="001c04d6"/>
    </style:style>
    <style:style style:name="T112" style:family="text">
      <style:text-properties officeooo:rsid="001c6804"/>
    </style:style>
    <style:style style:name="T113" style:family="text">
      <style:text-properties officeooo:rsid="0054efa9"/>
    </style:style>
    <style:style style:name="T114" style:family="text">
      <style:text-properties officeooo:rsid="005552a1"/>
    </style:style>
    <style:style style:name="T11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7" style:family="text">
      <style:text-properties officeooo:rsid="006af4ea"/>
    </style:style>
    <style:style style:name="T118" style:family="text">
      <style:text-properties officeooo:rsid="00739131"/>
    </style:style>
    <style:style style:name="T119" style:family="text">
      <style:text-properties officeooo:rsid="0003e8bd"/>
    </style:style>
    <style:style style:name="T120" style:family="text">
      <style:text-properties officeooo:rsid="00766cb4"/>
    </style:style>
    <style:style style:name="T121" style:family="text">
      <style:text-properties officeooo:rsid="007712de"/>
    </style:style>
    <style:style style:name="T122" style:family="text">
      <style:text-properties fo:font-size="16pt" style:font-size-asian="16pt" style:font-size-complex="16pt"/>
    </style:style>
    <style:style style:name="T123" style:family="text">
      <style:text-properties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Creando software libre</text:h>
      <text:h text:style-name="P110" text:outline-level="2">Como <text:span text:style-name="T2">levar a cabo con éxito un proxecto de </text:span>software libre</text:h>
      <text:p text:style-name="P1"><text:span text:style-name="T9">Copyright 2005, 2006, 2007, 2008, 2009, 2010 </text:span><text:span text:style-name="T10">para </text:span>Karl Fogel, <text:span text:style-name="T9">liberado </text:span>baixo licenza CreativeCommons Attribution-ShareAlike (3.0)</text:p>
      <text:h text:style-name="P105" text:outline-level="1">Dedicatoria</text:h>
      <text:p text:style-name="P90">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11">Creando software libre<text:tab/>1</text:p>
          <text:p text:style-name="P109">Como levar a cabo con éxito un proxecto de software libre<text:tab/>1</text:p>
          <text:p text:style-name="P111">Dedicatoria<text:tab/>1</text:p>
          <text:p text:style-name="P111">Capítulo 0. Preámbulo <text:tab/>3</text:p>
          <text:p text:style-name="P109">Por que escribín este libro? <text:tab/>3</text:p>
          <text:p text:style-name="P109">A quen está orientado este libro? <text:tab/>4</text:p>
          <text:p text:style-name="P109">Fontes <text:tab/>4</text:p>
          <text:p text:style-name="P109">Recoñecementos <text:tab/>5</text:p>
          <text:p text:style-name="P109">Renuncia de responsabilidade <text:tab/>7</text:p>
          <text:p text:style-name="P111">Capítulo 1. Introdución <text:tab/>7</text:p>
          <text:p text:style-name="P109">Historia <text:tab/>9</text:p>
          <text:p text:style-name="P113">A aparición do software <text:s/>privativo e do software libre <text:tab/>10</text:p>
          <text:p text:style-name="P112">A resistencia consciente <text:tab/>10</text:p>
          <text:p text:style-name="P112">Resistencia accidental <text:tab/>12</text:p>
          <text:p text:style-name="P113">“Libre” fronte a “código aberto (open source)”<text:tab/>13</text:p>
          <text:p text:style-name="P109">A situación actual <text:tab/>14</text:p>
          <text:p text:style-name="P111">Capítulo 2. Primeiros pasos <text:tab/>15</text:p>
          <text:p text:style-name="P109">Antes de nada, bota unha ollada ao redor <text:tab/>17</text:p>
          <text:p text:style-name="P109">Comeza co que tiveres <text:tab/>17</text:p>
          <text:p text:style-name="P113">Escolle un bo nome <text:tab/>18</text:p>
          <text:p text:style-name="P113">Ten unha clara declaración de intencións <text:tab/>19</text:p>
          <text:p text:style-name="P113">Declara que o proxecto é libre <text:tab/>20</text:p>
          <text:p text:style-name="P113">Lista de funcionalidades e requerementos <text:tab/>20</text:p>
          <text:p text:style-name="P113">Estado do desenvolvemento <text:tab/>21</text:p>
          <text:p text:style-name="P112">Alpha e Beta <text:tab/>21</text:p>
          <text:p text:style-name="P113">Descargas <text:tab/>21</text:p>
          <text:p text:style-name="P113">Control de versións e acceso ao Sistema de notificación de erros (bug tracking system) <text:tab/>22</text:p>
          <text:p text:style-name="P113">Canais de comunicación <text:tab/>23</text:p>
          <text:p text:style-name="P113">Pautas de desenvolvemento <text:tab/>23</text:p>
          <text:p text:style-name="P113">Documentación <text:tab/>24</text:p>
          <text:p text:style-name="P112">Manter unha FAQ (preguntas frecuentes) <text:tab/>25</text:p>
          <text:p text:style-name="P112">Dispoñibilidade da documentación <text:tab/>25</text:p>
          <text:p text:style-name="P112">Documentación para desenvolvedores <text:tab/>26</text:p>
          <text:p text:style-name="P113">Exemplos de saídas e capturas de pantalla <text:tab/>27</text:p>
          <text:p text:style-name="P112"><text:soft-page-break/>Capturas de pantalla <text:tab/>27</text:p>
          <text:p text:style-name="P113">Aloxamento preconfigurado<text:tab/>27</text:p>
          <text:p text:style-name="P109">Escoller unha licenza e aplicala <text:tab/>27</text:p>
          <text:p text:style-name="P113">As licenzas "Fai o que queiras" <text:tab/>28</text:p>
          <text:p text:style-name="P113">A licenza GPL <text:tab/>28</text:p>
          <text:p text:style-name="P113">Como aplicar unha licenza ao teu código <text:tab/>28</text:p>
          <text:p text:style-name="P109">Axustando o ton<text:tab/>29</text:p>
          <text:p text:style-name="P113">Evita os debates privados <text:tab/>30</text:p>
          <text:p text:style-name="P113">Tolerancia cero coa mala educación <text:tab/>31</text:p>
          <text:p text:style-name="P113">Fomenta a revisión continua e pública do código <text:tab/>32</text:p>
          <text:p text:style-name="P113">Cando publicares un proxecto que estiver pechado ata agora, ten presente a magnitude da mudanza <text:tab/>34</text:p>
          <text:p text:style-name="P109">Anunciar o proxecto <text:tab/>35</text:p>
          <text:p text:style-name="P111">Capítulo 3. Infraestrutura Técnica <text:tab/>36</text:p>
          <text:p text:style-name="P109">Que é o que un proxecto precisa <text:tab/>37</text:p>
          <text:p text:style-name="P109">Listas de Correo <text:tab/>38</text:p>
          <text:p text:style-name="P113">Prevención do spam <text:tab/>39</text:p>
          <text:p text:style-name="P112">Filtraxe das mensaxes<text:tab/>40</text:p>
          <text:p text:style-name="P112">Ocultación de enderezos nos arquivos <text:tab/>41</text:p>
          <text:p text:style-name="P113">Identificación e xestión de cabezallos <text:tab/>41</text:p>
          <text:p text:style-name="P113">O gran debate sobre "responder-a" (Reply-To) <text:tab/>43</text:p>
          <text:p text:style-name="P112">Dúas fantasías <text:tab/>44</text:p>
          <text:p text:style-name="P113">Arquivamento<text:tab/>45</text:p>
          <text:p text:style-name="P113">Software <text:tab/>46</text:p>
          <text:p text:style-name="P109">Control de versións <text:tab/>46</text:p>
          <text:p text:style-name="P113">Vocabulario do control de versións <text:tab/>47</text:p>
          <text:p text:style-name="P112">"Versión" fronte a "Revisión" <text:tab/>47</text:p>
          <text:p text:style-name="P113">Seleccionando un sistema de control de versións <text:tab/>49</text:p>
          <text:p text:style-name="P113">Usando o sistema de control de versións <text:tab/>50</text:p>
          <text:p text:style-name="P112">Versiona todo. <text:tab/>50</text:p>
          <text:p text:style-name="P112">Navegabilidade <text:tab/>51</text:p>
          <text:p text:style-name="P112">Mensaxes de incorporación de mudanzas (commit emails) <text:tab/>51</text:p>
          <text:p text:style-name="P116">CIA: outro mecanismo de publicación de mudanzas (Another Change Publication Mechanism) <text:tab/>52</text:p>
          <text:p text:style-name="P112">Usa as ramas para evitares gargalos <text:tab/>53</text:p>
          <text:p text:style-name="P112">Singularidade da información <text:tab/>53</text:p>
          <text:p text:style-name="P112">Autorización <text:tab/>54</text:p>
          <text:p text:style-name="P109">Xestor de erros (Bug Tracker) <text:tab/>55</text:p>
          <text:p text:style-name="P113">Interacción con listas de correo <text:tab/>57</text:p>
          <text:p text:style-name="P113">Prefiltrando o xestor de erros <text:tab/>58</text:p>
          <text:p text:style-name="P109">IRC / Sistema de comunicacións en tempo real <text:tab/>59</text:p>
          <text:p text:style-name="P112">Sitios de pegado<text:tab/>60</text:p>
          <text:p text:style-name="P113">Bots <text:tab/>60</text:p>
          <text:p text:style-name="P113">Arquivando o IRC <text:tab/>61</text:p>
          <text:p text:style-name="P109">RSS Feeds <text:tab/>61</text:p>
          <text:p text:style-name="P109">Wikis <text:tab/>62</text:p>
          <text:p text:style-name="P109">Páxina web <text:tab/>63</text:p>
          <text:p text:style-name="P113">Aloxamento preconfigurado<text:tab/>63</text:p>
          <text:p text:style-name="P112">Escollendo un sitio preconfigurado <text:tab/>64</text:p>
          <text:p text:style-name="P112"><text:soft-page-break/>Anonimato e participación <text:tab/>64</text:p>
          <text:p text:style-name="P111">Infraestrutura social e política <text:tab/>64</text:p>
          <text:p text:style-name="P109">Posibilidade de crear ramas (forkability) <text:tab/>65</text:p>
          <text:p text:style-name="P109">Ditadores benevolentes <text:tab/>66</text:p>
          <text:p text:style-name="P112">Quen pode ser un bo ditador benevolente? <text:tab/>66</text:p>
          <text:p text:style-name="P109">Democracia baseada no consenso <text:tab/>67</text:p>
          <text:p text:style-name="P112">Control de versións quere dicir que te podes relaxar <text:tab/>68</text:p>
          <text:p text:style-name="P112">Cando o consenso non pode ser alcanzado, votación <text:tab/>69</text:p>
          <text:p text:style-name="P112">Cando votar <text:tab/>70</text:p>
          <text:p text:style-name="P112">Quen vota? <text:tab/>71</text:p>
          <text:p text:style-name="P112">Inquéritos fronte a votacións <text:tab/>72</text:p>
          <text:p text:style-name="P112">Vetos <text:tab/>72</text:p>
          <text:p text:style-name="P109">Poñer todo por escrito <text:tab/>73</text:p>
        </text:index-body>
      </text:table-of-content>
      <text:h text:style-name="P107" text:outline-level="1"><text:span text:style-name="T24">Capítulo 0. </text:span>Preámbulo </text:h>
      <text:h text:style-name="P110" text:outline-level="2">Por que escribín este libro? </text:h>
      <text:p text:style-name="P1">Nas festas, a xente xa non fica con expresión de dúbida cando lles digo que traballo con software libre. «Ah, si, código aberto, como <text:span text:style-name="T2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1"/>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text:soft-page-break/>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10" text:outline-level="2">A quen está orientado este libro? </text:h>
      <text:p text:style-name="P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1"/>
      <text:p text:style-name="P1">O lector non ten por que saber programar, porén, debería posuír nocións básicas de conceptos de enxeñaría de software tales como código fonte, compiladores e <text:span text:style-name="T23">parches</text:span> (<text:span text:style-name="T11">patches</text:span>).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10" text:outline-level="2">Fontes </text:h>
      <text:p text:style-name="P2">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text:soft-page-break/></text:p>
      <text:p text:style-name="P1">Traballei en Subversion os últimos 5 anos, mais xa levo 12 anos no mundo do software libre. Outros proxectos que deron forma a esta obra son: </text:p>
      <text:p text:style-name="P1"/>
      <text:list xml:id="list1053495220" text:style-name="L1">
        <text:list-item>
          <text:p text:style-name="P70"><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70"><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70"><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83">OpenOffice.org, a base de datos de Berkeley de Sleepycat, e a base de datos MySQL; non formei parte deses proxectos persoalmente, mais os seguín de preto e en ocasións falei con algúns dos seus membros. </text:p>
        </text:list-item>
        <text:list-item>
          <text:p text:style-name="P83">GNU Debugger (GDB) (idem) </text:p>
        </text:list-item>
        <text:list-item>
          <text:p text:style-name="P83">O proxecto Debian (idem). </text:p>
        </text:list-item>
      </text:list>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10" text:outline-level="2">Recoñecementos </text:h>
      <text:p text:style-name="P1">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text:soft-page-break/>pronto a axudar, conversar e, polo menos nunha ocasión, prestar apoio técnico. </text:p>
      <text:p text:style-name="P1"/>
      <text:p text:style-name="P1">Jon Trowbridge e Sander Striker animáronme na miña empresa e brindáronse a colaborar nela, sen a 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7"><text:span text:style-name="T1">Esta obra foi revisada por catro persoas eruditas e dilixentes: Yoav Shapira, Andrew Stellman, </text:span><text:soft-page-break/><text:span text:style-name="T1">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1"/>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10" text:outline-level="2">Renuncia de responsabilidade </text:h>
      <text:p text:style-name="P1">As reflexións e opinións reflectidas nesta obra son exclusivamente do autor. Non representan necesariamente a postura de CollabNet ou do proxecto Subversion.</text:p>
      <text:p text:style-name="P1"/>
      <text:h text:style-name="P106" text:outline-level="1">Capítulo 1. Introdución </text:h>
      <text:p text:style-name="P21"/>
      <text:p text:style-name="P21">Case todos os proxectos de software libre fracasan. </text:p>
      <text:p text:style-name="P21"/>
      <text:p text:style-name="P21">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1"/>
      <text:p text:style-name="P21">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1"/>
      <text:p text:style-name="P21">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1"/>
      <text:p text:style-name="P21"><text:soft-page-break/>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1"/>
      <text:p text:style-name="P21">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1"/>
      <text:p text:style-name="P30">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1"/>
      <text:p text:style-name="P21">(de <text:span text:style-name="T25">http://www.jwz.org/gruntle/nomo.html</text:span>) </text:p>
      <text:p text:style-name="P21"/>
      <text:p text:style-name="P21">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1"/>
      <text:p text:style-name="P21">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1"/>
      <text:p text:style-name="P21"><text:soft-page-break/>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1"/>
      <text:p text:style-name="P21">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1">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1"/>
      <text:p text:style-name="P21">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1"/>
      <text:p text:style-name="P21">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ext:soft-page-break/>tivese que cruzar o software. O acto de compartir a gran escala e con facilidade, como o coñecemos hoxe, era imposible. </text:p>
      <text:h text:style-name="Heading_20_3" text:outline-level="3">A aparición do software <text:s/>privativo e do software libre </text:h>
      <text:p text:style-name="P21">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1"/>
      <text:p text:style-name="P21">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1">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1"/>
      <text:p text:style-name="P31">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1"/>
      <text:p text:style-name="P21">(de <text:a xlink:type="simple" xlink:href="http://www.gnu.org/gnu/thegnuproject.html">http://www.gnu.org/gnu/thegnuproject.html</text:a>)</text:p>
      <text:p text:style-name="P21"/>
      <text:p text:style-name="P21">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1"/>
      <text:p text:style-name="P21">Stallman recoñeceu un padrón na cadea de acontecementos:</text:p>
      <text:p text:style-name="P21"/>
      <text:p text:style-name="P32">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2"/>
      <text:p text:style-name="P32">Así, o primeiro paso para utilizar un computador pasaba por negarlle axuda ao veciño, a existencia dunha comunidade de cooperación era prohibida . <text:s/>A norma imposta polos donos do software <text:soft-page-break/>propietario era: “se queres compartir co teu veciño, es un pirata; se quixeres modificar algo, préganos que o fagamos nós”.</text:p>
      <text:p text:style-name="P21"/>
      <text:p text:style-name="P21">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1"/>
      <text:p text:style-name="P21">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1"/>
      <text:p text:style-name="P21">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1">Emacs</text:span>) e o compilador C (<text:span text:style-name="T21">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1"/>
      <text:p text:style-name="P21">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1"/>
      <text:p text:style-name="P21">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1"/>
      <text:p text:style-name="P21">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text:soft-page-break/>Resistencia accidental </text:h>
      <text:p text:style-name="P21">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1"/>
      <text:p text:style-name="P21">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35"><text:s/><text:span text:style-name="T26">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1"/>
      <text:p text:style-name="P21">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1"/>
      <text:p text:style-name="P21">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1"/>
      <text:p text:style-name="P21">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text:soft-page-break/>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1">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1"/>
      <text:p text:style-name="P21">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1"/>
      <text:p text:style-name="P21">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1"/>
      <text:p text:style-name="P21">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1"/>
      <text:p text:style-name="P21">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1"/>
      <text:p text:style-name="P33">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3"/>
      <text:p text:style-name="P33"><text:soft-page-break/>O que hai que lograr que comprendan a maior parte dos especialistas non é o concepto de código aberto, senón o nome. Por que non chamalo, como fixemos sempre, software libre? </text:p>
      <text:p text:style-name="P33"/>
      <text:p text:style-name="P33">Un dos motivos principais é que o termo “software libre” (free software) crea tal confusión que pode propiciar conflitos... </text:p>
      <text:p text:style-name="P33"/>
      <text:p text:style-name="P33">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3"/>
      <text:p text:style-name="P33">A maior parte dos grandes executivos nunca van comprar “software libre”. Mais se collermos a mesma tendencia, a mesma xente e as mesmas licenzas, e mudarmos o nome para “código aberto”, si van comprar. </text:p>
      <text:p text:style-name="P33"/>
      <text:p text:style-name="P33">Para algúns hackers é difícil de crer, porque son especialistas que pensan en termos concretos e substanciais e que non comprenden a importancia da imaxe cando se quere vender algo. </text:p>
      <text:p text:style-name="P33"/>
      <text:p text:style-name="P33">No marketing, as aparencias son a realidade. Aparentar que temos vontade de saír das barricadas e de cooperar co mundo empresarial é tan importante como os nosos principios, as nosas conviccións e o noso software. </text:p>
      <text:p text:style-name="P33"/>
      <text:p text:style-name="P34">(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1"/>
      <text:p text:style-name="P21">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1"/>
      <text:p text:style-name="P21">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1"/>
      <text:p text:style-name="P21">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1">Ao xestionares un proxecto de software libre non terás que tratar temas filosóficos tan profundos con frecuencia. <text:soft-page-break/>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1"/>
      <text:p text:style-name="P21">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1"/>
      <text:p text:style-name="P21">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1"/>
      <text:p text:style-name="P21">Os colaboradores deberían percibir que a súa implicación nun proxecto e a súa influencia sobre o mesmo son directamente proporcionais ás súas colaboracións. </text:p>
      <text:p text:style-name="P21"/>
      <text:p text:style-name="P21">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08" text:outline-level="1"><text:span text:style-name="T61">Capítulo 2. </text:span>Primeiros pasos </text:h>
      <text:p text:style-name="P3">O modelo clásico de como comezan os proxectos de software libre foi proposto por Eric Raymond, nun artigo xa famoso sobre procesos no software libre titulado <text:span text:style-name="T11">A catedral e o bazar</text:span>. Raymond escribiu: </text:p>
      <text:p text:style-name="P3"/>
      <text:p text:style-name="P39"><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3"/>
      <text:p text:style-name="P3">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3"/>
      <text:p text:style-name="P3">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3"/>
      <text:p text:style-name="P5">Porén, o argumento de Raymond é perspicaz. A condición esencial é que os produtores do software <text:soft-page-break/>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3"/>
      <text:p text:style-name="P3">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3"/>
      <text:p text:style-name="P18"><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3"/>
      <text:p text:style-name="P3">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3"/>
      <text:p text:style-name="P3">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3"/>
      <text:p text:style-name="P3">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text:soft-page-break/>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3">Antes de comezar un proxecto de software libre, hai unha advertencia importante: </text:p>
      <text:p text:style-name="P3"/>
      <text:p text:style-name="P19"><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3"/>
      <text:p text:style-name="P3">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3">Investigaches sen atopares nada que encaixe coas túas necesidades e decidiches comezar un novo proxecto. </text:p>
      <text:p text:style-name="P3"/>
      <text:p text:style-name="P3">E agora que? </text:p>
      <text:p text:style-name="P3"/>
      <text:p text:style-name="P3">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3"/>
      <text:p text:style-name="P3">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text:soft-page-break/>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3"/>
      <text:p text:style-name="P3">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3"/>
      <text:p text:style-name="P18"><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3"/>
      <text:p text:style-name="P3">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3">Ponte no lugar de alguén que acaba de atopar o proxecto, talvez porque se atopou casualmente con el mentres procuraba software para resolver algún problema. A primeira cousa que vai ver é o nome. </text:p>
      <text:p text:style-name="P3"/>
      <text:p text:style-name="P3">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3"/>
      <text:p text:style-name="P3">Un bo nome: </text:p>
      <text:p text:style-name="P3"/>
      <text:list xml:id="list466299473" text:style-name="L2">
        <text:list-item>
          <text:p text:style-name="P84">Dá certa idea do que fai o proxecto, ou está polo menos relacionado dunha maneira obvia, tal que, se se ten oído o nome e se sabe o que fai o proxecto, o nome vai ser lembrado rapidamente. </text:p>
        </text:list-item>
      </text:list>
      <text:p text:style-name="P12"/>
      <text:list xml:id="list2063425653" text:continue-numbering="true" text:style-name="L2">
        <text:list-item>
          <text:p text:style-name="P84">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2"/>
      <text:list xml:id="list75350201" text:continue-numbering="true" text:style-name="L2">
        <text:list-item>
          <text:p text:style-name="P84">Non ten o mesmo nome que outro proxecto existente e non infrinxe ningunha marca comercial. <text:soft-page-break/>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38"/>
      <text:p text:style-name="P40">Os recursos mencionados anteriormente <text:span text:style-name="T30">(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3"/>
      <text:list xml:id="list2133053825" text:style-name="L3">
        <text:list-item>
          <text:p text:style-name="P71"><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3">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3"/>
      <text:p text:style-name="P10">A declaración de intencións debe ser concreta, restritiva e, sobre todo, curta. Un bo exemplo é a de <text:a xlink:type="simple" xlink:href="http://www.openoffice.org/">http://www.openoffice.org</text:a>: </text:p>
      <text:p text:style-name="P3"/>
      <text:p text:style-name="P41">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3"/>
      <text:p text:style-name="P3">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3"/>
      <text:p text:style-name="P3">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text:soft-page-break/>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3">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3"/>
      <text:p text:style-name="P18"><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3"/>
      <text:p text:style-name="P3">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1">na sección “Elexir unha licenza e aplicala” </text:span>máis adiante neste mesmo capítulo, e os aspectos concretos sobre o licenciamento son discutidos con detalle <text:s/><text:span text:style-name="T32">no capítulo </text:span><text:span text:style-name="T33">9,</text:span><text:span text:style-name="T32"> “Licenzas, dereitos de autor e patentes”</text:span>. </text:p>
      <text:p text:style-name="P3"/>
      <text:p text:style-name="P3">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2">e</text:span>r<text:span text:style-name="T62">e</text:span>mentos </text:h>
      <text:p text:style-name="P3">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3"/>
      <text:p text:style-name="P42">Crear un indexador de texto completo e motor de procura cunha API usable por programadores, que permita fornecer servizos de procura para grandes coleccións de ficheiros.</text:p>
      <text:p text:style-name="P56"/>
      <text:p text:style-name="P56">A lista de funcionalidades e requirimentos daría os detalles, restrinxindo o ámbito da declaración de obxectivos:</text:p>
      <text:p text:style-name="P55"/>
      <text:p text:style-name="P44"><text:span text:style-name="T5">Funcionalidades</text:span><text:span text:style-name="T6">:</text:span></text:p>
      <text:list xml:id="list1598250446" text:style-name="L4">
        <text:list-item>
          <text:p text:style-name="P85">Procura en texto plano, HTML, e XML.</text:p>
        </text:list-item>
        <text:list-item>
          <text:p text:style-name="P85">Procura de palabras ou frases.</text:p>
        </text:list-item>
        <text:list-item>
          <text:p text:style-name="P85">(planeada) Coincidencias aproximadas (Fuzzy matching).</text:p>
        </text:list-item>
        <text:list-item>
          <text:p text:style-name="P85">(planeada) Actualización incremental de índices.</text:p>
        </text:list-item>
        <text:list-item>
          <text:p text:style-name="P85">(planeada) Indexación de sitios Web remotos.</text:p>
        </text:list-item>
      </text:list>
      <text:p text:style-name="P13"><text:soft-page-break/></text:p>
      <text:p text:style-name="P44"><text:span text:style-name="T5">Requerementos</text:span><text:span text:style-name="T4">:</text:span></text:p>
      <text:list xml:id="list1483426055" text:style-name="L5">
        <text:list-item>
          <text:p text:style-name="P86">Python 2.2 ou superior.</text:p>
        </text:list-item>
        <text:list-item>
          <text:p text:style-name="P86">Espazo en disco suficiente para almacenar os índices (aproximadamente 2x o tamaño orixinal do conxunto de datos).</text:p>
        </text:list-item>
      </text:list>
      <text:p text:style-name="P3"/>
      <text:p text:style-name="P3">Con esta información, os lectores poden ter unha idea de se este programa é o que necesitan e valorar a súa implicación no proxecto como desenvolvedores. </text:p>
      <text:h text:style-name="Heading_20_3" text:outline-level="3">Estado do desenvolvemento </text:h>
      <text:p text:style-name="P3">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3"/>
      <text:p text:style-name="P3">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3"/>
      <text:p text:style-name="P3">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62" text:outline-level="4">Alpha e Beta </text:h>
      <text:p text:style-name="P38">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3">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text:soft-page-break/>atraer desenvolvedores!) </text:p>
      <text:p text:style-name="P3"/>
      <text:p text:style-name="P3">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3"/>
      <text:p text:style-name="P18"><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3"/>
      <text:p text:style-name="P3">As tarefas aburridas cun alto beneficio deberían ser feitas nas etapas iniciais do proxecto. E baixar a barreira de entrada utilizando un bo sistema de empacotamento consegue un grande beneficio. </text:p>
      <text:p text:style-name="P3"/>
      <text:p text:style-name="P6">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6">na sección </text:span>“<text:span text:style-name="T34">Numeración d</text:span><text:span text:style-name="T35">e versións</text:span><text:span text:style-name="T34">”</text:span>, e os detalles de estandarización dos procesos de construción e instalación son tratados <text:span text:style-name="T36">na sección </text:span><text:span text:style-name="T36">“Empacotamento”, </text:span><text:span text:style-name="T37">ambos</text:span><text:span text:style-name="T36">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3">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8">no capítulo 3, “Infraestructura técnica”</text:span>. </text:p>
      <text:p text:style-name="P3"/>
      <text:p text:style-name="P3">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text:soft-page-break/>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3"/>
      <text:p text:style-name="P3">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3"/>
      <text:p text:style-name="P18"><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9">na sección “Xestores de erros” </text:span><text:span text:style-name="T1">dentro d</text:span><text:span text:style-name="T39">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3">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3"/>
      <text:p text:style-name="P3">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3"/>
      <text:p text:style-name="P3">Xa que este capítulo unicamente versa sobre como iniciar un proxecto, chega con dicir que os foros de comunicacións teñen que existir. Máis adiante, dentro d<text:span text:style-name="T40">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3">Se alguén estiver a pensar en contribuír a un proxecto, buscará as pautas de desenvolvemento. Estas pautas non son tanto técnicas como sociais: explican como os desenvolvedores interaxen entre si e cos usuarios ou como se realiza o traballo. </text:p>
      <text:p text:style-name="P3"/>
      <text:p text:style-name="P4">Este tema trátase en detalle n<text:span text:style-name="T41">a sección “Poñer todo por escrito” no capítulo 4 “Infraestructura social e política”</text:span>, mais os elementos básicos das pautas de desenvolvemento son: </text:p>
      <text:p text:style-name="P4"><text:soft-page-break/></text:p>
      <text:list xml:id="list1471469825" text:style-name="L6">
        <text:list-item>
          <text:p text:style-name="P87">ligazóns aos foros onde interaxir con outros desenvolvedores</text:p>
        </text:list-item>
        <text:list-item>
          <text:p text:style-name="P87">instrucións sobre como notificar erros e enviar remendos</text:p>
        </text:list-item>
        <text:list-item>
          <text:p text:style-name="P87">indicacións sobre como o desenvolvemento se realiza habitualmente - é o proxecto unha ditadura benevolente? unha democracia? calquera outra cousa?</text:p>
        </text:list-item>
      </text:list>
      <text:p text:style-name="P4"/>
      <text:p text:style-name="P4">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3"/>
      <text:p text:style-name="P7">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3"/>
      <text:p text:style-name="P3">O tema de como fornecer unha introdución á aplicación para o programador discutirase máis adiante neste mesmo capítulo <text:span text:style-name="T42">na sección “Documentación para desenvolvedores”.</text:span> </text:p>
      <text:h text:style-name="Heading_20_3" text:outline-level="3">Documentación </text:h>
      <text:p text:style-name="P3">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3"/>
      <text:p text:style-name="P3">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3"/>
      <text:p text:style-name="P3">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3"/>
      <text:p text:style-name="P3">Un modo de asegurarse de que se fai a documentación é limitar o seu alcance por adiantado. Desta forma, escribila non parecerá unha tarefa sen fin. Unha boa regra xeral é seguir uns criterios mínimos: </text:p>
      <text:p text:style-name="P3"/>
      <text:list xml:id="list425054921" text:style-name="L7">
        <text:list-item>
          <text:p text:style-name="P88">Indicarlle ao lector claramente o nivel técnico que precisa ter. </text:p>
        </text:list-item>
        <text:list-item>
          <text:p text:style-name="P88">Describir clara e extensivamente como configurar a aplicación e, nalgunha parte ao principio da documentación, indicar como executar algún tipo de proba ou comando que confirme que todo <text:soft-page-break/>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88">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88">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3"/>
      <text:p text:style-name="P3">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62" text:outline-level="4">Manter unha FAQ (preguntas frecuentes) </text:h>
      <text:p text:style-name="P38">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3"/>
      <text:p text:style-name="P38">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3"/>
      <text:p text:style-name="P38">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3">na sección</text:span> “<text:span text:style-name="T43">Xestor das </text:span><text:span text:style-name="T16">FAQ</text:span><text:span text:style-name="T43">” do capítulo 8 “Xestión de voluntarios”</text:span>. </text:p>
      <text:h text:style-name="Heading_20_4" text:outline-level="4">Dispoñibilidade da documentación </text:h>
      <text:p text:style-name="P3">A documentación debe estar dispoñible desde 2 lugares: en liña (directamente desde a páxina web) <text:span text:style-name="T11">e</text:span> na <text:soft-page-break/>distribución descarregable da aplicación (ver <text:span text:style-name="T43">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3"/>
      <text:p text:style-name="P3">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3">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3"/>
      <text:p text:style-name="P3">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3"/>
      <text:p text:style-name="P3">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3"/>
      <text:p text:style-name="P3">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4">sección “W</text:span>ikis" <text:span text:style-name="T44">no capítulo 3 “Infraestructura técnica” </text:span>para máis información. </text:p>
      <text:h text:style-name="Heading_20_3" text:outline-level="3"><text:soft-page-break/>Exemplos de saídas e capturas de pantalla </text:h>
      <text:p text:style-name="P18"><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1">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5">&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3"/>
      <text:p text:style-name="P3">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8">preconfigurado</text:span></text:h>
      <text:p text:style-name="P3">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3"/>
      <text:p text:style-name="P3">Ver <text:span text:style-name="T46">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3">Esta sección pretende ser unha rápida guía sobre como escoller licenzas. Le <text:span text:style-name="T47">o capítulo </text:span><text:span text:style-name="T50">9</text:span><text:span text:style-name="T47"> “Licenzas, dereitos de autor e patentes” </text:span>para comprenderes as implicacións legais das diferentes licenzas, e como a licenza que escollas podo afectar a como a xente pode integrar o teu programa con outros. </text:p>
      <text:p text:style-name="P3"/>
      <text:p text:style-name="P3">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text:soft-page-break/>As licenzas "Fai o que queiras" </text:h>
      <text:p text:style-name="P3">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8">a sección “A licenza MIT/X Window” no capítulo </text:span><text:span text:style-name="T49">9</text:span><text:span text:style-name="T48"> </text:span>para os detalles. </text:p>
      <text:h text:style-name="Heading_20_3" text:outline-level="3">A licenza GPL </text:h>
      <text:p text:style-name="P8">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9">a sección “Licenza GNU General Public License” no capítulo 9</text:span> para máis detalles. </text:p>
      <text:p text:style-name="P3"/>
      <text:p text:style-name="P3">Se os usuarios interaxiren co teu código a través da rede - isto é, se o programa é parte dun servizo aloxado - podes considerar o uso da <text:span text:style-name="T11">GNU Affero GPL</text:span>. Ver <text:span text:style-name="T51">a sección “Licenza GNU Affero GPL” no capítulo 9 </text:span>para máis información. </text:p>
      <text:h text:style-name="Heading_20_3" text:outline-level="3">Como aplicar unha licenza ao teu código </text:h>
      <text:p text:style-name="P3">Unha vez escolleres unha licenza, deberás indicalo na páxina principal do proxecto. Non é preciso incluíres o texto completo da licenza, unicamente dar o seu nome e pór unha ligazón ao texto completo. </text:p>
      <text:p text:style-name="P3"/>
      <text:p text:style-name="P3">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3"/>
      <text:p text:style-name="P3">Existen moitas variacións deste padrón, así que unicamente imos ver un deles. A GNU GPL di que se debe poñer un aviso como o seguinte no cabezallo de cada ficheiro de código fonte: </text:p>
      <text:p text:style-name="P3"/>
      <text:p text:style-name="P47">Copyright (C) <text:span text:style-name="T59">&lt;</text:span>ano<text:span text:style-name="T59">&gt;</text:span> <text:span text:style-name="T59">&lt;</text:span>nome do autor<text:span text:style-name="T59">&gt;</text:span></text:p>
      <text:p text:style-name="P47"/>
      <text:p text:style-name="P47">This program is free software: you can redistribute it and/or modify </text:p>
      <text:p text:style-name="P47">it under the terms of the GNU General Public License as published by </text:p>
      <text:p text:style-name="P47">the Free Software Foundation, either version 3 of the License, or </text:p>
      <text:p text:style-name="P47">(at your option) any later version. </text:p>
      <text:p text:style-name="P47"/>
      <text:p text:style-name="P47">This program is distributed in the hope that it will be useful, </text:p>
      <text:p text:style-name="P47">but WITHOUT ANY WARRANTY; without even the implied warranty of </text:p>
      <text:p text:style-name="P47">MERCHANTABILITY or FITNESS FOR A PARTICULAR PURPOSE. <text:s/>See the </text:p>
      <text:p text:style-name="P47">GNU General Public License for more details. </text:p>
      <text:p text:style-name="P47"/>
      <text:p text:style-name="P47">You should have received a copy of the GNU General Public License </text:p>
      <text:p text:style-name="P47">along with this program. <text:s/>If not, see <text:span text:style-name="T59">&lt;</text:span>http://www.gnu.org/licenses/<text:span text:style-name="T59">&gt;</text:span></text:p>
      <text:p text:style-name="P3"/>
      <text:p text:style-name="P3">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text:soft-page-break/>sempre e cando comece co mesmo aviso de data e mantedor do copyright, indique o nome da licenza e deixe claro onde obter a licenza completa. </text:p>
      <text:h text:style-name="Heading_20_2" text:outline-level="2">Axustando o ton</text:h>
      <text:p text:style-name="P3">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3"/>
      <text:p text:style-name="P3">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3"/>
      <text:p text:style-name="P3">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3"/>
      <text:p text:style-name="P3">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3"/>
      <text:p text:style-name="P20"><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text:span><text:soft-page-break/><text:span text:style-name="T1">proxectos de software libre, e deberían ser vistas como oportunidades para comezar con bo pé. </text:span></text:p>
      <text:h text:style-name="Heading_20_3" text:outline-level="3">Evita os debates privados </text:h>
      <text:p text:style-name="P3">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3"/>
      <text:p text:style-name="P3">Non o fagas. </text:p>
      <text:p text:style-name="P3"/>
      <text:p text:style-name="P3">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3"/>
      <text:list xml:id="list1376564491" text:style-name="L8">
        <text:list-item>
          <text:p text:style-name="P89">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4"/>
      <text:list xml:id="list236538940" text:continue-numbering="true" text:style-name="L8">
        <text:list-item>
          <text:p text:style-name="P72"><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4"/>
      <text:list xml:id="list1510946861" text:continue-numbering="true" text:style-name="L8">
        <text:list-item>
          <text:p text:style-name="P72"><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3"/>
      <text:p text:style-name="P18"><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5"><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text:span><text:soft-page-break/><text:span text:style-name="T1">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3"/>
      <text:p text:style-name="P3">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3"/>
      <text:p text:style-name="P3">Naturalmente, hai certos debates que deben ser mantidos en privado; máis adiante no libro se poderán ver exemplos. Mais a política debería ser sempre: <text:span text:style-name="T11">se non hai razón para que sexa privado, debe ser público</text:span>. </text:p>
      <text:p text:style-name="P3"/>
      <text:p text:style-name="P3">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0">e</text:span> fixeres isto de modo coherente, a xente rapidamente seguirá esta política e comezará a usar os foros públicos por defecto. </text:p>
      <text:h text:style-name="Heading_20_3" text:outline-level="3">Tolerancia cero coa mala educación </text:h>
      <text:p text:style-name="P3">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3"/>
      <text:p text:style-name="P18"><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3"/>
      <text:p text:style-name="P41">Primeiramente, reduce os comentarios que sexan persoais; como por exemplo, dicir que o <text:soft-page-break/>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1"/>
      <text:p text:style-name="P41">Agora, sobre a proposta. Creo que M estaba no certo cando dixo que ... </text:p>
      <text:p text:style-name="P41"/>
      <text:p text:style-name="P3">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3"/>
      <text:p text:style-name="P3">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9">continua e </text:span>pública do código </text:h>
      <text:p text:style-name="P3">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2">a sección “</text:span><text:span text:style-name="T53">Mensaxes de </text:span><text:span text:style-name="T15">commit</text:span><text:span text:style-name="T53">” </text:span><text:span text:style-name="T52">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54">” na sección “Vocabulario dos Sistemas de Control de Versións” no capítulo 3</text:span>). A <text:span text:style-name="T11">revisión de código</text:span> é a práctica de revisar os emails de commit que chegan, buscando erros e posibles melloras. </text:p>
      <text:p text:style-name="P3"/>
      <text:p text:style-name="P3">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3"/>
      <text:p text:style-name="P3">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text:soft-page-break/>non revisaría un commit se non estivese interesado polos seus efectos. A xente dá o mellor de si cando saben que os demais van avaliar o seu traballo. </text:p>
      <text:p text:style-name="P3"/>
      <text:p text:style-name="P3">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3"/>
      <text:p text:style-name="P3">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3"/>
      <text:p text:style-name="P3">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3"/>
      <text:p text:style-name="P3">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14" text:outline-level="3"><text:soft-page-break/>Cando publicares un proxecto que estiver pechado ata agora, ten presente a magnitude da mudanza </text:h>
      <text:p text:style-name="P3">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3"/>
      <text:p text:style-name="P3">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5">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3"/>
      <text:p text:style-name="P3">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3"/>
      <text:p text:style-name="P3">Hai outras cuestións a longo prazo que un debe ter en conta cando decide abrir un proxecto. <text:span text:style-name="T56">O capítulo 5 “Diñeiro” e</text:span>xplora as técnicas para envolver con suceso desenvolvedores pagados e voluntarios, e <text:span text:style-name="T57">o 9 “Licenzas, dereitos de autor e patentes”</text:span> debate as dilixencias legais necesarias cando abrires un código que pode ter partes "propiedade" de terceiros. </text:p>
      <text:h text:style-name="Heading_20_2" text:outline-level="2"><text:soft-page-break/>Anunciar o proxecto </text:h>
      <text:p text:style-name="P9">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3"/>
      <text:p text:style-name="P3">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3"/>
      <text:p text:style-name="P28">To: discuss@lists.example.org </text:p>
      <text:p text:style-name="P28">Asunto: [ANN] Proxecto Scanley: indexador de texto completo </text:p>
      <text:p text:style-name="P28">Reply-to: dev@scanley.org </text:p>
      <text:p text:style-name="P28"/>
      <text:p text:style-name="P28">Esta mensaxe é para anunciar a creación do proxecto Scanley, </text:p>
      <text:p text:style-name="P28"><text:s/>un motor de indexado e procura de texto completo de código aberto cunha </text:p>
      <text:p text:style-name="P28">API ampla, para ser usado por programadores que desexaren fornecer servizos de procura </text:p>
      <text:p text:style-name="P28">de amplas coleccións de arquivos de texto. Scanley é funcional, está </text:p>
      <text:p text:style-name="P28">baixo desenvolvemento activo e precísanse desenvolvedores e testadores. </text:p>
      <text:p text:style-name="P28"/>
      <text:p text:style-name="P28">Páxina web: http://www.scanley.org/ </text:p>
      <text:p text:style-name="P28"/>
      <text:p text:style-name="P28">Funcionalidades: </text:p>
      <text:p text:style-name="P28"><text:s text:c="3"/>- Procuras de texto plano, HTML e XML </text:p>
      <text:p text:style-name="P28"><text:s text:c="3"/>- Procura de palabras e/ou frases </text:p>
      <text:p text:style-name="P28"><text:s text:c="3"/>- (planeada) Fuzzy matching </text:p>
      <text:p text:style-name="P28"><text:s text:c="3"/>- (planeada) Actualización incremental dos índices </text:p>
      <text:p text:style-name="P28"><text:s text:c="3"/>- (planeada) Indexación de sitios web remotos </text:p>
      <text:p text:style-name="P28"/>
      <text:p text:style-name="P28">Requerimentos: </text:p>
      <text:p text:style-name="P28"><text:s text:c="3"/>- Python 2.2 ou superior </text:p>
      <text:p text:style-name="P28"><text:s text:c="3"/>- Espazo en disco suficiente para manter os índices (aproximadamente 2x </text:p>
      <text:p text:style-name="P28"><text:s text:c="5"/>o tamaño orixinal) </text:p>
      <text:p text:style-name="P28"/>
      <text:p text:style-name="P28">Para máis información, ver scanley.org. </text:p>
      <text:p text:style-name="P28"><text:s/>Obrigado, </text:p>
      <text:p text:style-name="P29">-J. Random </text:p>
      <text:p text:style-name="P3"/>
      <text:p text:style-name="P18"><text:span text:style-name="T1">(Ver </text:span><text:span text:style-name="T58">a sección “Publicidade” no capítulo 6 “Comunicacións”</text:span><text:span text:style-name="T1"> para consellos sobre como anunciar futuras liberacións do proxecto e outros eventos.) </text:span></text:p>
      <text:p text:style-name="P3"/>
      <text:p text:style-name="P3">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3"/>
      <text:p text:style-name="P3">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3"/>
      <text:p text:style-name="P3">Ante tales evidencias, teño que retractarme das miñas palabras. Comezar con código que funcione é <text:soft-page-break/>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3"/>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1"/>
      <text:p text:style-name="P21">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6">Do seu libro </text:span><text:span text:style-name="T67">The Mythical Man Month</text:span><text:span text:style-name="T66">, 1975. Ver </text:span><text:a xlink:type="simple" xlink:href="http://en.wikipedia.org/wiki/The_Mythical_Man-Month"><text:span text:style-name="T66">http://en.wikipedia.org/wiki/The_Mythical_Man-Month</text:span></text:a><text:span text:style-name="T66"> e </text:span><text:a xlink:type="simple" xlink:href="http://en.wikipedia.org/wiki/Brooks_Law"><text:span text:style-name="T66">http://en.wikipedia.org/wiki/Brooks_Law</text:span></text:a><text:span text:style-name="T66">. </text:span></text:p></text:note-body></text:note>, que establece que engadir man de obra a un proxecto que vai con atraso fará que se atrase aínda máis. Fred Brooks observou que a complexidade dun proxecto aumenta a razón do <text:span text:style-name="T20">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1"/>
      <text:p text:style-name="P21">Este problema non é novo. En habitacións abarrotadas, reais, a solución consiste en adoptar o denominado<text:span text:style-name="T20">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0">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1"/>
      <text:p text:style-name="P21">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text:soft-page-break/>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1"/>
      <text:p text:style-name="P21">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5">a sección “Prefiltrando o xestor </text:span><text:span text:style-name="T8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19">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1"/>
      <text:p text:style-name="P21">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1"/>
      <text:p text:style-name="P21">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92">Os máis dos proxectos de software de código aberto ofrecen cando menos un conxunto mínimo e estándar de ferramentas para a xestión da información: </text:p>
      <text:h text:style-name="P115" text:outline-level="6">Sitio Web </text:h>
      <text:p text:style-name="P52">É ante todo un conduto centralizado e unidireccional de transmisión de información desde o proxecto cara ao público. O sitio web pode tamén funcionar como interface administrativa para outras ferramentas do proxecto. </text:p>
      <text:h text:style-name="Heading_20_6" text:outline-level="6"><text:soft-page-break/>Listas de correo </text:h>
      <text:p text:style-name="P52">Xeralmente constitúen os foros de comunicación máis activos do proxecto, ademais do "medio de arquivamento" </text:p>
      <text:h text:style-name="Heading_20_6" text:outline-level="6">Control de versións </text:h>
      <text:p text:style-name="P43"><text:span text:style-name="T69">Permite aos desenvolvedores xestionaren convenientemente as mudanzas no código, incluíndo a reversión e o traslado de mudanzas (</text:span>"change porting"<text:span text:style-name="T69">). Permite tamén que todo o mundo saiba o que se está a facer co código. </text:span></text:p>
      <text:h text:style-name="Heading_20_6" text:outline-level="6">Seguimento de erros (<text:span text:style-name="T11">"Bug Tracking"</text:span>) </text:h>
      <text:p text:style-name="P52">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52">É o lugar onde se celebran discusións rápidas e pouco transcendentes e se fan intercambios de preguntas/respostas. Non sempre se arquivan completamente. </text:p>
      <text:p text:style-name="P21"><text:s/></text:p>
      <text:p text:style-name="P21">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1"/>
      <text:p text:style-name="P21">Podes evitar moitas das dores de cabeza derivadas da selección e configuración destas ferramentas empregando un sitio web do tipo <text:span text:style-name="T20">canned hosting</text:span><text:span text:style-name="T82"> (aloxamento enlatado):</text:span> un servidor que ofrece áreas web preempacotadas e regularizadas que conteñen todas as ferramentas necesarias para manexar un proxecto de software libre. Podedes consultar o apartado “<text:span text:style-name="T86">Aloxamento preconfigurado” </text:span><text:span text:style-name="T87">máis adiante neste </text:span><text:span text:style-name="T88">mesmo </text:span><text:span text:style-name="T87">capítulo,</text:span> no que se discute sobre as vantaxes e desvantaxes deste tipo de sitios web. </text:p>
      <text:h text:style-name="Heading_20_2" text:outline-level="2">Listas de Correo </text:h>
      <text:p text:style-name="P21">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1"/>
      <text:p text:style-name="P61">Non tratedes de xerir as listas de correo manualmente; empregade software de xestión de listas </text:p>
      <text:p text:style-name="P21"/>
      <text:p text:style-name="P21">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1"/>
      <text:p text:style-name="P21">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1"/>
      <text:p text:style-name="P21"><text:soft-page-break/>O software de xestión de listas actual ofrece cando menos as seguintes utilidades: </text:p>
      <text:h text:style-name="Heading_20_6" text:outline-level="6">Subscrición tanto por email como a través dunha páxina web </text:h>
      <text:p text:style-name="P52">Cando un usuario se subscribe a unha lista debería recibir <text:span text:style-name="T20">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52">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52">"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52">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52">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52"><text:span text:style-name="T63">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4">MHonArc</text:span><text:span text:style-name="T63"> (</text:span><text:a xlink:type="simple" xlink:href="http://www.mhonarc.org/"><text:span text:style-name="T63">http://www.mhonarc.org/</text:span></text:a><text:span text:style-name="T63">). Como se comenta n</text:span><text:span text:style-name="T81">o capítulo “Uso intensivo dos arquivos” do capítulo 6 “Comunicacións”</text:span><text:span text:style-name="T63">, o arquivamento é unha tarefa crucial. </text:span></text:p>
      <text:p text:style-name="P57"/>
      <text:p text:style-name="P21">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3"><text:s/></text:span></text:p>
      <text:h text:style-name="Heading_20_3" text:outline-level="3">Prevención do <text:span text:style-name="T11">spam</text:span> </text:h>
      <text:p text:style-name="P97">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text:soft-page-break/>non adopte ningunha precaución <text:span text:style-name="T11">anti-spam</text:span> verase rapidamente asolagada por correos lixo, ata o punto de se tornar inutilizable. A prevención <text:span text:style-name="T11">anti-spam</text:span> é polo tanto obrigatoria. </text:p>
      <text:p text:style-name="P97"><text:span text:style-name="T118"/></text:p>
      <text:p text:style-name="P97"><text:span text:style-name="T118">A prevención</text:span><text:span text:style-name="T18"> anti-spam </text:span><text:span text:style-name="T118">pode ser dividida en dúas categorías: a que prevén que entren mensaxes </text:span><text:span text:style-name="T18">spam</text:span><text:span text:style-name="T118"> na túa lista, e aquela que trata de evitar que a lista se converta nunha fonte de enderezos de correo electrónico para os </text:span><text:span text:style-name="T18">spammers</text:span><text:span text:style-name="T118"> que as colleitan. A primeira é a máis importante, así que a analizaremos en primeiro lugar.</text:span></text:p>
      <text:h text:style-name="Heading_20_4" text:outline-level="4"><text:span text:style-name="T121">Filtraxe das mensaxes</text:span></text:h>
      <text:p text:style-name="P101"><text:span text:style-name="T73">Hai tres técnicas básicas para evitar a entrada de mensaxes lixo, e os máis dos software de listas fornecen as tres. Traballan mellor cando se usan en tándem: </text:span></text:p>
      <text:p text:style-name="P101"><text:span text:style-name="T73"/></text:p>
      <text:list xml:id="list224057511" text:style-name="L21">
        <text:list-item>
          <text:p text:style-name="P99"><text:span text:style-name="T25">Soamente permitir automaticamente aquelas mensaxes enviadas á lista por subscritores.</text:span> <text:span text:style-name="T12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98"><text:span text:style-name="T22">Filtraxe de mensaxes a través de software de control de spam</text:span><text:span text:style-name="T12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1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bos. É só que eu usei os dous mencionados e quedei moi satisfeito con eles. </text:p>
        </text:list-item>
        <text:list-item>
          <text:p text:style-name="P100"><text:span text:style-name="T80">Moderación</text:span>. <text:span text:style-name="T69">Para aquelas mensaxes que non foren automaticamente autorizadas por procederen dun subscritor da lista, e que pasaren a través do software de filtraxe de </text:span><text:span text:style-name="T74">spam</text:span><text:span text:style-name="T69">, se for o caso, o último paso é o da </text:span><text:span text:style-name="T75">moderación</text:span><text:span text:style-name="T69">: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4">spam</text:span><text:span text:style-name="T69">, e os </text:span><text:span text:style-name="T74">spammers</text:span><text:span text:style-name="T69"> moi raramente empregan dúas veces o mesmo enderezo. </text:span></text:p>
        </text:list-item>
      </text:list>
      <text:p text:style-name="P96"/>
      <text:p text:style-name="P96"><text:span text:style-name="T69">Ten coidado de empregares a moderación</text:span><text:span text:style-name="T20"> tan só </text:span><text:span text:style-name="T69">para filtrares o </text:span><text:span text:style-name="T11">spam</text:span><text:span text:style-name="T69">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text:span><text:soft-page-break/><text:span text:style-name="T69">das <text:s/>listas de correo ten a ver exclusivamente con mantelas libres de correo lixo e mensaxes fóra de tema, nada máis. </text:span></text:p>
      <text:h text:style-name="Heading_20_4" text:outline-level="4">Ocultación de enderezos nos arquivos </text:h>
      <text:p text:style-name="P21">Para evitares que as túas listas de correo se convertan nunha fonte de subministro de enderezos para os <text:span text:style-name="T11">spammers</text:span>, unha técnica habitual é a de que os arquivos oculten os enderezos da xente, por exemplo substituíndo </text:p>
      <text:p text:style-name="P21"/>
      <text:p text:style-name="P51"><text:a xlink:type="simple" xlink:href="mailto:jrandom@somedomain.com"><text:span text:style-name="T89">jrandom@somedomain.com</text:span></text:a></text:p>
      <text:p text:style-name="P48">por jrandom_AT_somedomain.com</text:p>
      <text:p text:style-name="P48">ou jrandomNOSPAM@somedomain.com</text:p>
      <text:p text:style-name="P21"><text:s/></text:p>
      <text:p text:style-name="P21">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1"/>
      <text:p text:style-name="P21">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0">é</text:span> efectiva, consulta <text:a xlink:type="simple" xlink:href="http://www.cdt.org/speech/spam/030319spamreport.shtml">http://www.cdt.org/speech/spam/030319spamreport.shtml</text:a>.</text:p>
      <text:p text:style-name="P21"/>
      <text:p text:style-name="P21">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1">Frecuentemente, os subscritores das listas quererán arquivar as mensaxes nunha pasta específica para o proxecto, distinta das de outras mensaxes de correo. O seu software de lectura de correo pode facer isto automaticamente sen máis que examinar os <text:span text:style-name="T20">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1"/>
      <text:p text:style-name="code">De: ... </text:p>
      <text:p text:style-name="code">Para: ... </text:p>
      <text:p text:style-name="code">Asunto: ... </text:p>
      <text:p text:style-name="code">Data: ... </text:p>
      <text:p text:style-name="P49"/>
      <text:p text:style-name="P21">Outras son opcionais, aínda que bastante habituais. Por exemplo, os emails non teñen por que levar o cabezallo </text:p>
      <text:p text:style-name="P21"/>
      <text:p text:style-name="code">Responder a: remitente@enderezo de correo, </text:p>
      <text:p text:style-name="P21"/>
      <text:p text:style-name="P21"><text:soft-page-break/>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1"/>
      <text:p text:style-name="P21">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1"/>
      <text:p text:style-name="code">Asunto: preparando a liberación 2.5. </text:p>
      <text:p text:style-name="P21"/>
      <text:p text:style-name="P21">mais a mensaxe se vería na lista deste xeito: </text:p>
      <text:p text:style-name="P21"><text:s/></text:p>
      <text:p text:style-name="code">Asunto: [discusions@listas.exemplo.org] preparando a liberación 2.5. </text:p>
      <text:p text:style-name="P21"/>
      <text:p text:style-name="P21">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1"/>
      <text:p text:style-name="P21">En lugar de mudar excesivamente o cabezallo "asunto", aprende aos teus usuarios a tiraren partido de outros cabezallos estándar, comezando polo cabezallo "para:", que debería conter o nome da lista: </text:p>
      <text:p text:style-name="P21"/>
      <text:p text:style-name="code">Para: <text:span text:style-name="T113">&lt;</text:span>discusi<text:span text:style-name="T114">o</text:span>n@listas.exemplo.org<text:span text:style-name="T113">&gt;</text:span></text:p>
      <text:p text:style-name="P21"/>
      <text:p text:style-name="P21">Calquera lector de correo que poida filtrar o "asunto" debería tamén poder filtrar o "para<text:span text:style-name="T21">:</text:span>" coa mesma facilidade. </text:p>
      <text:p text:style-name="P21"/>
      <text:p text:style-name="P21">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27"/>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1">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1"/>
      <text:p text:style-name="P21">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1"/>
      <text:p text:style-name="P21">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text:soft-page-break/>envía consultas, ou peor, que manda unha mensaxe á lista! preguntando como darse de baixa. </text:p>
      <text:h text:style-name="Heading_20_3" text:outline-level="3">O gran debate sobre "responder-a" (<text:span text:style-name="T11">Reply-To</text:span>) </text:h>
      <text:p text:style-name="P21">Antes, n<text:span text:style-name="T92">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1"/>
      <text:p text:style-name="P21">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1"/>
      <text:p text:style-name="P21">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1"/>
      <text:p text:style-name="code">Responder a: discusións@listas.exemplo.org </text:p>
      <text:p text:style-name="P21"/>
      <text:p text:style-name="P21">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0">por defecto </text:span>as respostas son dirixidas á lista. É un exemplo perfecto do uso da tecnoloxía para fomentar a colaboración. </text:p>
      <text:p text:style-name="P21"/>
      <text:p text:style-name="P21">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1"/>
      <text:p text:style-name="P21">A segunda desvantaxe ten a ver coas expectativas, e na miña opinión é o argumento máis poderoso contra o uso de forzar o "responder a". Os usuarios de correo electrónico máis experimentados están afeitos a dous métodos básicos de resposta: <text:span text:style-name="T20">"responder a todos" </text:span>e <text:span text:style-name="T20">"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1"/>
      <text:p text:style-name="P21">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0">na lista!.</text:span> Certo, en teoría el tiña que ter comprobado convenientemente o que puña no campo "destinatario", e moitos usuarios expertos esperan que se faga así. De feito, cando alguén configura o <text:soft-page-break/>"responder a" con calquera outro enderezo, como a da lista, xeralmente ten o coidado de mencionar este feito no corpo da mensaxe, de xeito que a xente non se sorprenda do que pasa cando responden. </text:p>
      <text:p text:style-name="P21"/>
      <text:p text:style-name="P21">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0">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1"/>
      <text:p text:style-name="P21">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1"/>
      <text:p text:style-name="P21">Non estou a tratar aquí todos os aspectos do asunto, tan só aqueles que semellan ser da maior importancia. Para un tratamento máis completo, le estes dous documentos canónicos, que son os que sempre se citan cando xorde este debate: </text:p>
      <text:p text:style-name="P21"/>
      <text:list xml:id="list1679168621" text:style-name="L9">
        <text:list-item>
          <text:p text:style-name="P73"><text:span text:style-name="T76">Leave Reply-to alone</text:span><text:span text:style-name="T77">, por </text:span><text:span text:style-name="T75">Chip Rosenthal </text:span><text:a xlink:type="simple" xlink:href="http://www.unicom.com/pw/reply-to-harmful.html" office:target-frame-name="_top" xlink:show="replace"><text:span text:style-name="T115">http://www.unicom.com/pw/reply-to-harmful.html</text:span></text:a></text:p>
        </text:list-item>
        <text:list-item>
          <text:p text:style-name="P73"><text:span text:style-name="T76">Set Reply-to to list</text:span><text:span text:style-name="T77">, por </text:span><text:span text:style-name="T75">Simon Hill</text:span><text:span text:style-name="T77"> </text:span><text:a xlink:type="simple" xlink:href="http://www.metasystema.net/essays/reply-to.mhtml" office:target-frame-name="_top" xlink:show="replace"><text:span text:style-name="T116">http://www.metasystema.net/essays/reply-to.mhtml</text:span></text:a></text:p>
        </text:list-item>
      </text:list>
      <text:p text:style-name="P21"/>
      <text:p text:style-name="P21">A pesar da miña lixeira preferencia indicada antes, non creo que haxa unha única resposta "correcta" para esta cuestión, e de feito participo en moitas listas que escolleron <text:span text:style-name="T20">empregar</text:span><text:span text:style-name="T82"> o</text:span> "responder a". O mellor que podes facer é decidirte por unha ou outra solución o antes posible, e tratar de non enredarte en debates sobre o tema máis adiante. </text:p>
      <text:h text:style-name="Heading_20_4" text:outline-level="4">Dúas fantasías </text:h>
      <text:p text:style-name="P22">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6">Pouco despois de que este libro fora publicado, Michael Bernstein (</text:span><text:a xlink:type="simple" xlink:href="http://www.michaelbernstein.com/"><text:span text:style-name="T66">http://www.michaelbernstein.com/</text:span></text:a><text:span text:style-name="T66">)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1"/>
      <text:p text:style-name="P21">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1"/>
      <text:p text:style-name="P21">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text:soft-page-break/>Arquivamento</text:h>
      <text:p text:style-name="P21">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53">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52">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93">Xestor de erros” máis adiante neste mesmo capítulo)</text:span> ou a outros documentos do proxecto. </text:p>
      <text:p text:style-name="P21"/>
      <text:p text:style-name="P52">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63" text:outline-level="6">Copias de seguridade (<text:span text:style-name="T11">Backups</text:span>) </text:h>
      <text:p text:style-name="P52">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63" text:outline-level="6">Soporte aos fíos (<text:span text:style-name="T11">Threads</text:span>) </text:h>
      <text:p text:style-name="P52">Debería ser posible ir dunha mensaxe dada ao correspondente <text:span text:style-name="T20">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26">Pesquisas</text:span> </text:h>
      <text:p text:style-name="P52">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1"/>
      <text:p text:style-name="P21">O que antecede é simplemente unha lista de control para axudarte a avaliar e configurar un arquivador. Conseguir que a xente faga un <text:span text:style-name="T20">uso</text:span> real do arquivador en beneficio do proxecto se discute en capítulos <text:soft-page-break/>posteriores, nomeadamente <text:span text:style-name="T94">na sección “Uso intensivo de arquivos” no capítulo 6 “Comunicacións”.</text:span></text:p>
      <text:h text:style-name="Heading_20_3" text:outline-level="3">Software </text:h>
      <text:p text:style-name="P21">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1"/>
      <text:h text:style-name="P65" text:outline-level="6">Software de xestión de listas de correo: </text:h>
      <text:p text:style-name="P21"/>
      <text:list xml:id="list59209627" text:style-name="L10">
        <text:list-item>
          <text:p text:style-name="P74">Mailman<text:span text:style-name="T77"> - </text:span><text:span text:style-name="T69">http://www.list.org/ </text:span></text:p>
        </text:list-item>
      </text:list>
      <text:p text:style-name="P21"/>
      <text:p text:style-name="P52">(Ten un arquivador incorporado, así como conexións para arquivadores externos) </text:p>
      <text:p text:style-name="P27"/>
      <text:list xml:id="list259831981" text:style-name="L11">
        <text:list-item>
          <text:p text:style-name="P75">SmartList <text:span text:style-name="T77">- http://www.procmail.org/ </text:span></text:p>
        </text:list-item>
      </text:list>
      <text:p text:style-name="P27"/>
      <text:p text:style-name="P50">(Deseñado para ser usado co sistema de procesamento de correo electrónico <text:span text:style-name="T11">Procmail</text:span>) </text:p>
      <text:p text:style-name="P27"/>
      <text:list xml:id="list1422842242" text:style-name="L12">
        <text:list-item>
          <text:p text:style-name="P76">Ecartis<text:span text:style-name="T77"> - http://www.ecartis.org/ </text:span></text:p>
        </text:list-item>
      </text:list>
      <text:p text:style-name="P27"/>
      <text:list xml:id="list1023212016" text:continue-numbering="true" text:style-name="L12">
        <text:list-item>
          <text:p text:style-name="P76">ListProc - <text:span text:style-name="T77">http://listproc.sourceforge.net/</text:span></text:p>
        </text:list-item>
      </text:list>
      <text:p text:style-name="P27"/>
      <text:list xml:id="list449438287" text:continue-numbering="true" text:style-name="L12">
        <text:list-item>
          <text:p text:style-name="P76"><text:span text:style-name="T78">Ezmlm</text:span><text:span text:style-name="T69"> - http://cr.yp.to/ezmlm.html</text:span></text:p>
        </text:list-item>
      </text:list>
      <text:p text:style-name="P21"/>
      <text:p text:style-name="P52">(Deseñado para traballar co sistema de distribución de correo Qmail - http://cr.yp.to/qmail.html) </text:p>
      <text:p text:style-name="P21"/>
      <text:list xml:id="list757876143" text:style-name="L13">
        <text:list-item>
          <text:p text:style-name="P77"><text:span text:style-name="T78">Dada</text:span><text:span text:style-name="T69"> - http://mojo.skazat.com/</text:span></text:p>
        </text:list-item>
      </text:list>
      <text:p text:style-name="P21"/>
      <text:p text:style-name="P52">(Embora os insistentes esforzos da súa web para ocultalo, é software libre, liberado baixo a licenza GNU. Tamén inclúe un arquivador) </text:p>
      <text:p text:style-name="P23"><text:s/></text:p>
      <text:h text:style-name="P64" text:outline-level="6">Software de arquivamento de listas de correo: </text:h>
      <text:p text:style-name="P21"/>
      <text:list xml:id="list1310953432" text:style-name="L14">
        <text:list-item>
          <text:p text:style-name="P78"><text:span text:style-name="T78">MhonArc</text:span><text:span text:style-name="T69"> - </text:span><text:a xlink:type="simple" xlink:href="http://www.mhonarc.org/"><text:span text:style-name="T69">http://www.mhonarc.org/</text:span></text:a></text:p>
        </text:list-item>
        <text:list-item>
          <text:p text:style-name="P78"><text:span text:style-name="T78">Hypermail</text:span><text:span text:style-name="T69"> - </text:span><text:a xlink:type="simple" xlink:href="http://www.hypermail.org/"><text:span text:style-name="T69">http://www.hypermail.org/</text:span></text:a></text:p>
        </text:list-item>
        <text:list-item>
          <text:p text:style-name="P78"><text:span text:style-name="T78">Lurker</text:span><text:span text:style-name="T69"> - </text:span><text:a xlink:type="simple" xlink:href="http://sourceforge.net/projects/lurker/"><text:span text:style-name="T69">http://sourceforge.net/projects/lurker/</text:span></text:a></text:p>
        </text:list-item>
        <text:list-item>
          <text:p text:style-name="P78"><text:span text:style-name="T78">Procmail</text:span><text:span text:style-name="T69"> - http://www.procmail.org/</text:span></text:p>
        </text:list-item>
      </text:list>
      <text:p text:style-name="P21"/>
      <text:p text:style-name="P52">(Software de acompañamento de <text:span text:style-name="T11">Smartlistk</text:span>, é un sistema procesador de correo que pode, aparentemente, ser configurado como arquivador) </text:p>
      <text:h text:style-name="Heading_20_2" text:outline-level="2">Control de versións </text:h>
      <text:p text:style-name="P21">Un <text:span text:style-name="T20">sistema de control de versións</text:span> (ou <text:span text:style-name="T20">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1"><text:soft-page-break/></text:p>
      <text:p text:style-name="P21">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0">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1"/>
      <text:p text:style-name="P21">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1">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24">A palabra <text:span text:style-name="T20">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52">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63" text:outline-level="6">Mensaxe de <text:span text:style-name="T11">log</text:span></text:h>
      <text:p text:style-name="P52">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1">log</text:span> ás audiencias apropiadas; tamén, <text:span text:style-name="T95">na sección “Tradición na documentación” do capítulo 6 “Comunicacións” </text:span>se discute acerca dos modos en que os contribuíntes deben escribir mensaxes de <text:span text:style-name="T11">log</text:span> sinxelas e útiles. </text:p>
      <text:h text:style-name="P66" text:outline-level="6">Actualizar (update) </text:h>
      <text:p text:style-name="P52">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text:soft-page-break/>corrixido hai unha semana, tenta facer unha actualización, debería solucionarse." </text:p>
      <text:h text:style-name="P65" text:outline-level="6">Repositorio </text:h>
      <text:p text:style-name="P52">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65" text:outline-level="6">Checkout </text:h>
      <text:p text:style-name="P52">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65" text:outline-level="6">Copia de traballo </text:h>
      <text:p text:style-name="P54"><text:span text:style-name="T63">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4">commits</text:span><text:span text:style-name="T63">. </text:span></text:p>
      <text:h text:style-name="P63" text:outline-level="6">Conxunto de mudanzas (<text:span text:style-name="T11">changeset</text:span>), mudanza, revisión </text:h>
      <text:p text:style-name="P52">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referiren a un conxunto de mudanzas subidas todas xuntas nun único <text:span text:style-name="T11">commit</text:span> como unha unidade conceptual </text:p>
      <text:p text:style-name="P21"/>
      <text:p text:style-name="P52">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1"/>
      <text:p text:style-name="P52">Cando un fala sobre un ficheiro ou colección de ficheiros sen especificar unha revisión en particular, xeralmente se asume que se está a referir a(s) revisión(s) máis recentes. </text:p>
      <text:h text:style-name="P65" text:outline-level="6"><text:span text:style-name="T11">Diff</text:span> </text:h>
      <text:p text:style-name="P52">Representación textual dunha mudanza. Un "<text:span text:style-name="T11">diff</text:span>" mostra que liñas foron mudadas e como, ademais dunhas poucas liñas de contextualización desa información. Un desenvolvedor que estea familiarizado cun código dado, poderá ler o <text:span text:style-name="T11">diff</text:span> comparándoo co código e entender que foi o que se mudou, e mesmo localizar erros. </text:p>
      <text:h text:style-name="P66" text:outline-level="6">Etiqueta (tag)</text:h>
      <text:p text:style-name="P52">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0">Versión_1_0</text:span><text:span text:style-name="T82">, </text:span><text:span text:style-name="T20">Distribución_00456</text:span>, etc. </text:p>
      <text:h text:style-name="P66" text:outline-level="6"><text:soft-page-break/>Rama (branch) </text:h>
      <text:p text:style-name="P52">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1"><text:s/></text:p>
      <text:p text:style-name="P52">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6">a definición de ramas máis adiante neste capítulo, s</text:span>e precisares máis detalles sobre a creación de ramas. </text:p>
      <text:h text:style-name="P65" text:outline-level="6">Fusionar ("<text:span text:style-name="T11">merge</text:span>", ou "<text:span text:style-name="T11">port</text:span>") </text:h>
      <text:p text:style-name="P52">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7">na sección “Singularidade da información” neste mesmo capítulo.</text:span></text:p>
      <text:p text:style-name="P21"/>
      <text:p text:style-name="P52">"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pan text:style-name="T26">Conflito</text:span> </text:h>
      <text:p text:style-name="P52">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63" text:outline-level="6">Bloquear (<text:span text:style-name="T11">lock</text:span>) </text:h>
      <text:p text:style-name="P52">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1"/>
      <text:p text:style-name="P52">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1">Cando este libro foi escrito, os dous sistemas de control de versións máis populares no mundo do software libre 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1"><text:soft-page-break/></text:p>
      <text:p text:style-name="P21">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1"/>
      <text:p text:style-name="P21">Ningún dos fallos de CVS é fatal, e aínda é moi popular. Porén, nos últimos anos o máis recente Subversion está a gañar terreo, especialmente nos proxectos máis novos<text:note text:id="ftn6" text:note-class="footnote"><text:note-citation>6</text:note-citation><text:note-body><text:p text:style-name="P36">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1"/>
      <text:p text:style-name="P21">Pola contra, dado que eu estou participando no proxecto Subversion, a miña obxectividade pode ser razoablemente discutida. E nos últimos anos teñen xurdido un certo número de novos sistemas de control de versións en software libre. <text:span text:style-name="T98">Na sección </text:span>“<text:span text:style-name="T98">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1">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1">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1"/>
      <text:p text:style-name="P21">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1"/>
      <text:p text:style-name="P21">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5">configure</text:span> a partir do molde <text:span text:style-name="T64">configure.in</text:span>. Para faceres unha mudanza a <text:span text:style-name="T64">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1"><text:soft-page-break/></text:p>
      <text:p text:style-name="P21">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1"/>
      <text:p text:style-name="P21">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1"/>
      <text:h text:style-name="Heading_20_4" text:outline-level="4">Navegabilidade </text:h>
      <text:p text:style-name="P21">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1"/>
      <text:p text:style-name="P21">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1"/>
      <text:p text:style-name="P21">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completamente actualizada. </text:p>
      <text:p text:style-name="P21"/>
      <text:p text:style-name="P21">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1">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99">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1"/>
      <text:p text:style-name="P21">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información para realizar calquera outra operación (por exemplo, enviar un correo electrónico). </text:p>
      <text:p text:style-name="P21"/>
      <text:p text:style-name="P21"><text:soft-page-break/>No caso dos sistemas de envío de mensaxes de actualización pre-empacotados, talvez queiras modificar algúns dos comportamentos por defecto: </text:p>
      <text:p text:style-name="P21"/>
      <text:list xml:id="list860423108" text:style-name="L15">
        <text:list-item>
          <text:p text:style-name="P79"><text:span text:style-name="T69">Algúns destes sistemas non inclúen os "</text:span><text:span text:style-name="T74">diff</text:span><text:span text:style-name="T69">" no email, mais inclúen unha URL na que consultar as mudanzas no repositorio a través do navegador web. Aínda que fornecer a URL está ben, de xeito que se poida facer referencia á mudanza máis tarde, é tamén </text:span><text:span text:style-name="T74">moi</text:span><text:span text:style-name="T69"> importante que a mensaxe de envío da mudanza inclúa os propios </text:span><text:span text:style-name="T74">diff</text:span><text:span text:style-name="T69">.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03"/>
      <text:p text:style-name="P45"><text:span text:style-name="T69">(Desde logo, se o reporte de diferencias é moi grande, como no caso de que se teña engadido ao repositorio un corpo de texto completamente novo, terá sentido omitir a información do "</text:span><text:span text:style-name="T74">diff</text:span><text:span text:style-name="T69">" e achegar tan só a URL. Os máis dos programas de envío de correos de actualización poden facer este tipo de discriminación automática. Se o teu non pode, será mellor manteres a inclusión dos "</text:span><text:span text:style-name="T74">diff</text:span><text:span text:style-name="T69">" e resignáreste a sufrir mensaxes ocasionalmente enormes, que eliminárelos por completo. A facilidade para facer revisións e comentarios é de vital importancia para o desenvolvemento colaborativo, demasiado para deixalos de lado) </text:span></text:p>
      <text:p text:style-name="P93"/>
      <text:list xml:id="list1690985756" text:continue-numbering="true" text:style-name="L15">
        <text:list-item>
          <text:p text:style-name="P79"><text:span text:style-name="T69">Os correos de subida de mudanzas deberían ter o cabezallo "</text:span><text:span text:style-name="T74">Reply-to</text:span><text:span text:style-name="T69">"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69">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4">e</text:span><text:span text:style-name="T69">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1"/>
      <text:p text:style-name="P52">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CIA: outro mecanismo de publicación de mudanzas (<text:span text:style-name="T11">Another Change Publication Mechanism</text:span>) </text:h>
      <text:p text:style-name="P21">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1"/>
      <text:p text:style-name="P21">A maneira en que traballa consiste en que ti invocas o programa CIA de notificación desde o gancho (<text:span text:style-name="T11">hook</text:span>) do teu sistema de publicación de mudanzas. O notificador formata a XML a información da mudanza, e a envía como mensaxe a un servidor central (típicamente <text:span text:style-name="T19">cia.navi.cx</text:span>). A continuación, ese servidor distribúe a <text:soft-page-break/>información sobre a mudanza a outros foros. </text:p>
      <text:p text:style-name="P21"/>
      <text:p text:style-name="P21">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1"/>
      <text:p text:style-name="P21">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1">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1"/>
      <text:p text:style-name="P21">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1"/>
      <text:p text:style-name="P21">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1"/>
      <text:p text:style-name="P21">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0">as seccións “Estabilizando unha publicación” no capítulo 7 “Empacotamento, publicación e desenvolvemento diario”) </text:span>sen ter que se preocupar acerca de manter controlada unha diana móbil. </text:p>
      <text:p text:style-name="P21"/>
      <text:p text:style-name="P21">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1">A fusión (<text:span text:style-name="T1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1"/>
      <text:p text:style-name="P21">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text:soft-page-break/>moito un breve resumo dos seus efectos. Se alguén quixer ver a mensaxe de rexistro completa, deberá consultar a revisión orixinal. </text:p>
      <text:p text:style-name="P21"/>
      <text:p text:style-name="P21">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1"/>
      <text:p text:style-name="P21">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1"/>
      <text:p text:style-name="P21">Todo o que antecede implica que se debería empregar unha sintaxe coherente para referirse ás revisións. Isto non é só importante para as mensaxes de rexistro, senón tamén nas de correo electrónico, o xestor de erros (<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1">os capítulos 6 “Comunicacións” e 7 “Empacotamento, publicación e desenvolvemento diario”) </text:span>e como unha boa parte do traballo de arquivamento vai ser feita por voluntarios, mellor mantelo tan simple como for posible. </text:p>
      <text:p text:style-name="P21"/>
      <text:p text:style-name="P21">Podes ver tamén <text:span text:style-name="T102">a sección “Liberación e desenvolvemento diario” no capítulo 7 “Empacotamento, liberación e desenvolvemento diario”.</text:span></text:p>
      <text:h text:style-name="Heading_20_4" text:outline-level="4">Autorización </text:h>
      <text:p text:style-name="P21">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3">a sección “Commiters” no capítulo 8 “Xestión de voluntarios” </text:span>para entenderes como se decide quen vai poder introducir mudanzas en que partes do proxecto) </text:p>
      <text:p text:style-name="P21"/>
      <text:p text:style-name="P21">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1"/>
      <text:p text:style-name="P21">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1"/>
      <text:p text:style-name="P21">Segundo, a expansión pode ser feita dun xeito máis granular. Xeralmente, un desenvolvedor da área X que queira expandir o seu interese á área Y, comezará a publicar contribucións a Y e solicitar que sexan revisadas. <text:soft-page-break/>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1"/>
      <text:p text:style-name="P21">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1"/>
      <text:p text:style-name="P21">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1"/>
      <text:p text:style-name="P21">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ao sistema de autenticacións. </text:p>
      <text:p text:style-name="P21"/>
      <text:p text:style-name="P21">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1"/>
      <text:p text:style-name="P21">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4">na sección “Quen vota?” do capítulo 4 “Infraestructura social e política”.</text:span> </text:p>
      <text:h text:style-name="Heading_20_2" text:outline-level="2">Xestor de erros (Bug Tracker) </text:h>
      <text:p text:style-name="P21">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1"/>
      <text:p text:style-name="P21">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5">na sección “Xestores de erros”.</text:span> </text:p>
      <text:p text:style-name="P21"/>
      <text:p text:style-name="P21">Neste libro, eu vou continuar a falar de "xestor de erros” (<text:span text:style-name="T11">bug tracker</text:span>) cando me refira ao software que fai o <text:soft-page-break/>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1"/>
      <text:p text:style-name="P21">O clásico ciclo de vida dun asunto é semellante a: </text:p>
      <text:p text:style-name="P21"/>
      <text:list xml:id="list791872445" text:style-name="L16">
        <text:list-item>
          <text:p text:style-name="P80"><text:span text:style-name="T69">Alguén detecta o erro. Subministra un resumo, unha breve descrición do mesmo (incluíndo unha receita para reproducir o fallo, no seu caso; bótalle unha ollada </text:span><text:span text:style-name="T70">á sección “Trata a cada usuario como un potencial voluntario” no capítulo 8 “Xestión de voluntarios” </text:span><text:span text:style-name="T69">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46"><text:span text:style-name="T69">Unha vez reportado, o asunto fica rexistrado no estado coñecido como </text:span><text:span text:style-name="T74">aberto</text:span><text:span text:style-name="T69">. Como de momento non se realizou ningunha operación sobre el, algúns xestores de erros o denominan </text:span><text:span text:style-name="T74">non verificado</text:span><text:span text:style-name="T69"> e/ou </text:span><text:span text:style-name="T74">sen iniciar.</text:span><text:span text:style-name="T69">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1369915812" text:continue-numbering="true" text:style-name="L16">
        <text:list-item>
          <text:p text:style-name="P94">Outra xente vai ler o asunto, engadirlle comentarios, e talvez preguntarlle ao remitente orixinal sobre detalles que clarifiquen algún punto escuro. </text:p>
        </text:list-item>
        <text:list-item>
          <text:p text:style-name="P80"><text:span text:style-name="T69">O erro é entón </text:span><text:span text:style-name="T74">reproducido</text:span><text:span text:style-name="T69">.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80"><text:span text:style-name="T69">O erro é entón </text:span><text:span text:style-name="T74">diagnosticado</text:span><text:span text:style-name="T69">: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46"><text:span text:style-name="T69">Neste paso, ou ás veces no anterior, un desenvolvedor vaise "apropiar" do asunto e </text:span><text:span text:style-name="T74">autoasignalo</text:span><text:span text:style-name="T69"> </text:span><text:span text:style-name="T74">a el mesmo</text:span><text:span text:style-name="T69"> <text:s/>(</text:span><text:span text:style-name="T71">máis información na sección “Distingue entre petición e asignación”</text:span><text:span text:style-name="T69"> </text:span><text:span text:style-name="T71">do capítulo 8 “Xestión de voluntarios”) </text:span><text:span text:style-name="T69">examina o proceso con máis detalle). A </text:span><text:span text:style-name="T74">prioridade</text:span><text:span text:style-name="T69"> pode tamén ser establecida neste paso. Por exemplo, se for tan severo que podería atrasar a seguinte liberación, ese asunto precisa ser identificado logo, e o xestor debería proporcionar algunha maneira de notificalo. </text:span></text:p>
      <text:list xml:id="list2101142857" text:continue-numbering="true" text:style-name="L16">
        <text:list-item>
          <text:p text:style-name="P94">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80"><text:span text:style-name="T69">O erro é resolto (ou a tarefa completada, ou o remendo aplicado, ou o que for). A mudanza ou conxunto de mudanzas resultantes da súa resolución deberán ser gravadas nun comentario, e posteriormente o asunto é </text:span><text:span text:style-name="T74">pechado</text:span><text:span text:style-name="T69"> e/ou marcado como </text:span><text:span text:style-name="T74">resolto</text:span><text:span text:style-name="T69">. </text:span></text:p>
        </text:list-item>
      </text:list>
      <text:p text:style-name="P21"/>
      <text:p text:style-name="P21">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6">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6">Xestor de incidencias” no capítulo 8 “Xestión de voluntarios”.</text:span></text:p>
      <text:p text:style-name="P21"/>
      <text:p text:style-name="P21">Outra variación frecuente do ciclo de vida consiste en pechar o asunto como <text:span text:style-name="T11">duplicado</text:span> xusto despois do Paso <text:soft-page-break/>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1"/>
      <text:p text:style-name="P21">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1"><text:s/></text:p>
      <text:p text:style-name="P21">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1"/>
      <text:p text:style-name="P21">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1"/>
      <text:p text:style-name="P21">A necesidade de reaccionar a tempo implica dúas cousas: </text:p>
      <text:p text:style-name="P21"/>
      <text:list xml:id="list1677272425" text:style-name="L17">
        <text:list-item>
          <text:p text:style-name="P81"><text:span text:style-name="T69">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4">Reply-to</text:span><text:span text:style-name="T69">" debería ser dirixido á lista xeral de desenvolvemento. </text:span></text:p>
        </text:list-item>
        <text:list-item>
          <text:p text:style-name="P81"><text:span text:style-name="T69">O formulario de notificación de asuntos debería capturar o enderezo de correo do remitente, de xeito que poida ser contactado para pedirlle máis información. (Porén, non debería </text:span><text:span text:style-name="T74">requirir</text:span><text:span text:style-name="T69"> ese enderezo, dado que hai xente que prefire notificar erros de xeito anónimo. Véxase “</text:span><text:span text:style-name="T72">Confidencialidade” máis adiante neste capítulo </text:span><text:span text:style-name="T69">para ler información adicional sobre a importancia de poder manter o anonimato.) </text:span></text:p>
        </text:list-item>
      </text:list>
      <text:h text:style-name="Heading_20_3" text:outline-level="3">Interacción con listas de correo </text:h>
      <text:p text:style-name="P21">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1"/>
      <text:p text:style-name="P21">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7">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07">Uso do xestor de erros” no capítulo 6 “Comunicacións” </text:span>veremos algunhas maneiras de asegurar que a xente non lance discusións fora dos foros apropiados e no xestor de erros. </text:p>
      <text:p text:style-name="P21"><text:soft-page-break/></text:p>
      <text:p text:style-name="P21">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1"/>
      <text:h text:style-name="Heading_20_3" text:outline-level="3">Prefiltrando o xestor de erros </text:h>
      <text:p text:style-name="P21">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1"/>
      <text:p text:style-name="P21">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1"/>
      <text:p text:style-name="P21">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1"/>
      <text:p text:style-name="P21">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1"><text:s text:c="6"/><text:span text:style-name="T83">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1"/>
      <text:p text:style-name="P21">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1"/>
      <text:p text:style-name="P21">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text:soft-page-break/>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1"/>
      <text:list xml:id="list2128518118" text:style-name="L18">
        <text:list-item>
          <text:p text:style-name="P95">Responder inmediatamente ao asunto, agradecendo amablemente o usuario por telo remitido, mais dirixíndoos ás instrucións sobre revisión por terceiros (que, por suposto, deberán estar ben visibles na web do proxecto). </text:p>
        </text:list-item>
        <text:list-item>
          <text:p text:style-name="P95">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95">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1"/>
      <text:p text:style-name="P21">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1"/>
      <text:p text:style-name="P21">Podes ver máis sobre este tema en “<text:span text:style-name="T108">Xestor de incidencias” no capítulo 8 “Xestión de voluntarios”.</text:span></text:p>
      <text:h text:style-name="Heading_20_2" text:outline-level="2">IRC / Sistema de comunicacións en tempo real </text:h>
      <text:p text:style-name="P21">Moitos proxectos ofrecen salas de conversación en tempo real usando foros <text:span text:style-name="T11">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36">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1"/>
      <text:p text:style-name="P21">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1"/>
      <text:p text:style-name="P58">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1"/>
      <text:p text:style-name="P21">Algúns proxectos ofrecen varios canais, un por subtema. Por exemplo, un canal para problemas de instalación, outro para cuestións sobre o uso, outro para conversas sobre desenvolvemento, etc. <text:span text:style-name="T109">(“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1"/>
      <text:p text:style-name="P21">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66">Para facelo, usa o comando</text:span><text:span text:style-name="T67"> /topic</text:span><text:span text:style-name="T66">. Todos os comandos no IRC comezan polo carácter "/". Bótalle unha ollada a <text:s/></text:span><text:a xlink:type="simple" xlink:href="http://www.irchelp.org/"><text:span text:style-name="T66">http://www.irchelp.org/</text:span></text:a><text:span text:style-name="T66"> se non estás familiarizado co uso e administración do IRC; en particular, </text:span><text:a xlink:type="simple" xlink:href="http://www.irchelp.org/irchelp/irctutorial.html"><text:span text:style-name="T66">http://www.irchelp.org/irchelp/irctutorial.html</text:span></text:a><text:span text:style-name="T66"> é un excelente titorial.</text:span></text:p></text:note-body></text:note></text:span><text:span text:style-name="T11">.</text:span> O tema do canal é unha mensaxe breve que cada usuario ve no momento de entrar no canal. Inclúe instrucións para os novatos e ligazóns a máis información. Por exemplo:</text:p>
      <text:p text:style-name="P21"><text:soft-page-break/><text:s/></text:p>
      <text:p text:style-name="P60">Estás charlando en #svn </text:p>
      <text:p text:style-name="P60"/>
      <text:p text:style-name="P59"><text:span text:style-name="T63">O tema para #svn é o Foro para as cuestións dos usuarios de Subversion, podes visitar tamén </text:span><text:a xlink:type="simple" xlink:href="http://subversion.tigris.org/"><text:span text:style-name="T63">http://subversion.tigris.org/</text:span></text:a><text:span text:style-name="T63">. || As discusións sobre desenvolvemento teñen lugar en #svn-dev. || Por favor non coles transcricións longas aquí, pola contra usa un sitio como http://pastebin.ca/. || NOVAS: Subversion 1.1.0 foi liberado, máis detalles en http://svn110.notlong.com/. </text:span></text:p>
      <text:p text:style-name="P21"/>
      <text:p text:style-name="P21"/>
      <text:p text:style-name="P21">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1">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1"/>
      <text:p text:style-name="P21">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1"/>
      <text:p text:style-name="P21">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7">Bots</text:span> </text:h>
      <text:p text:style-name="P21">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26"/>
      <text:p text:style-name="code"><text:span text:style-name="T110">&lt;</text:span>kfogel<text:span text:style-name="T110">&gt;</text:span> ayita: learn diff-cmd = http://subversion.tigris.org/faq.html#diff-cmd </text:p>
      <text:p text:style-name="code"><text:span text:style-name="T110">&lt;</text:span>ayita<text:span text:style-name="T110">&gt;</text:span> <text:s/>Grazas! </text:p>
      <text:p text:style-name="code"/>
      <text:p text:style-name="P21">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1"/>
      <text:p text:style-name="code"><text:span text:style-name="T110">&lt;</text:span>kfogel<text:span text:style-name="T110">&gt;</text:span> ayita: tell jrandom about diff-cmd </text:p>
      <text:p text:style-name="code"><text:span text:style-name="T110">&lt;</text:span>ayita<text:span text:style-name="T110">&gt;</text:span> <text:s/>jrandom: http://subversion.tigris.org/faq.html#diff-cmd </text:p>
      <text:p text:style-name="P21"/>
      <text:p text:style-name="P21">O mesmo pode facerse mediante un atallo axeitado: </text:p>
      <text:p text:style-name="P21"/>
      <text:p text:style-name="P67"><text:span text:style-name="T110">&lt;</text:span>kfogel<text:span text:style-name="T110">&gt;</text:span> !a jrandom diff-cmd </text:p>
      <text:p text:style-name="P67"><text:span text:style-name="T91">&lt;</text:span><text:span text:style-name="T90">ayita</text:span><text:span text:style-name="T91">&gt;</text:span><text:span text:style-name="T90"> <text:s/>jrandom: http://subversion.tigris.org/faq.html#diff-cmd </text:span></text:p>
      <text:p text:style-name="P21"/>
      <text:p text:style-name="P21">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1">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precisos privilexios especiais para executar un <text:span text:style-name="T11">bot</text:span>. Un <text:span text:style-name="T11">bot</text:span> é un programa cliente; calquera pode pór un en marcha e dirixilo para que escoite un determinado servidor/canal. </text:p>
      <text:p text:style-name="P21"><text:soft-page-break/></text:p>
      <text:p text:style-name="P21">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1"/>
      <text:h text:style-name="Heading_20_3" text:outline-level="3">Arquivando o IRC </text:h>
      <text:p text:style-name="P21">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1"/>
      <text:p text:style-name="P21">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1"><text:span text:style-name="T1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1"/>
      <text:p text:style-name="P21">Non hai espazo aquí para facer unha explicación técnica detallada de RSS<text:note text:id="ftn10" text:note-class="footnote"><text:note-citation>10</text:note-citation><text:note-body><text:p text:style-name="Footnote"><text:span text:style-name="T66">Podes ver <text:s/></text:span><text:a xlink:type="simple" xlink:href="http://www.xml.com/pub/a/2002/12/18/dive-into-xml.html"><text:span text:style-name="T66">http://www.xml.com/pub/a/2002/12/18/dive-into-xml.html</text:span></text:a><text:span text:style-name="T66">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1"/>
      <text:p text:style-name="P21">Isto quere dicir que o teu proxecto de software de código aberto debería probablemente ofrecer un <text:span text:style-name="T11">feed</text:span> RSS (os máis dos sitios de aloxamento preconfigurado xa o ofrecen como opción por defecto, véxase “<text:span text:style-name="T111">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1"/>
      <text:p text:style-name="P21">Ao César o que é do César<text:note text:id="ftn11" text:note-class="footnote"><text:note-citation>11</text:note-citation><text:note-body><text:p text:style-name="P36">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text:soft-page-break/>Wikis </text:h>
      <text:p text:style-name="P21">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1"/>
      <text:p text:style-name="P21">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66">Nota do tradutor: de feito, xa no momento de facerse esta tradución (decembro de 2009), practicamente todos os proxectos que se desenvolven de xeito colaborativo contan con cadansúa </text:span><text:span text:style-name="T67">wiki, </text:span><text:span text:style-name="T68">ben</text:span><text:span text:style-name="T66">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1"/>
      <text:p text:style-name="P25">Se decidires montar unha <text:span text:style-name="T11">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82"><text:span text:style-name="T78">Ausencia de principios de navegación. </text:span><text:span text:style-name="T69">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4">wiki</text:span><text:span text:style-name="T69"> van respectar esa diferenza, mais só se a diferenza estiver claramente establecida desde o principio. </text:span></text:p>
        </text:list-item>
        <text:list-item>
          <text:p text:style-name="P82"><text:span text:style-name="T79">Duplicación da información. </text:span><text:span text:style-name="T69">As </text:span><text:span text:style-name="T74">wikis</text:span><text:span text:style-name="T69">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82">A<text:span text:style-name="T79">udiencia obxectivo mal definida. </text:span><text:span text:style-name="T69">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1"/>
      <text:p text:style-name="P21">A solución máis común a todos estes problemas é a mesma: fixar estándares editoriais, e demostralos non só 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1"/>
      <text:p text:style-name="P21">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text:soft-page-break/>preparación para montares a <text:span text:style-name="T11">wiki</text:span> dun proxecto de software de código aberto, paga a pena emular o seu espírito. </text:p>
      <text:p text:style-name="P21"/>
      <text:p text:style-name="P21">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1">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4">preconfigurado</text:span></text:h>
      <text:p text:style-name="P21">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21"/>
      <text:p text:style-name="P21">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1"/>
      <text:p text:style-name="P21">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2">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web. </text:p>
      <text:p text:style-name="P21"/>
      <text:p text:style-name="P21">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1">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1"/>
      <text:p text:style-name="P21">Detrás de cada aspecto individual do deseño de SourceForge, hai sen dúbida unha boa razón (boa desde o <text:soft-page-break/>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1"/>
      <text:p text:style-name="P21">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7">preconfigurado</text:span> </text:h>
      <text:p text:style-name="P21">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37"><text:s/><text:span text:style-name="T8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6">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1"/>
      <text:p text:style-name="P21">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h text:style-name="Heading_20_4" text:outline-level="4">Anonimato e participación </text:h>
      <text:p text:style-name="P21">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1"/>
      <text:p text:style-name="P21">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1"/>
      <text:p text:style-name="P21">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text:p text:style-name="P21"/>
      <text:h text:style-name="P107" text:outline-level="1"><text:span text:style-name="T122">Infraestrutura social e política</text:span> </text:h>
      <text:p text:style-name="P16"/>
      <text:p text:style-name="P16">Xeralmente, as primeiras cuestións que a xente acostuma facer sobre o software libre son: Como traballa? Que mantén un proxecto activo? Quen toma as decisións? Eu sempre me dou por satisfeito <text:soft-page-break/>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6"/>
      <text:p text:style-name="P16">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6"/>
      <text:p text:style-name="P16">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1">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6"/>
      <text:h text:style-name="P110" text:outline-level="2">Posibilidade de crear ramas (forkability) </text:h>
      <text:p text:style-name="P16"><text:s/></text:p>
      <text:p text:style-name="P16">O ingrediente indispensable que une os desenvolvedores nun proxecto de software libre, e fai que estean dispostos a comprometérense cando for necesario, é a <text:span text:style-name="T11">capacidade de crearen ramas (forkability)</text:span> do código: a capacidade de calquera de coller unha copia do código fonte e utilizala para iniciar un proxecto en concorrencia, coñecido como "fork". O paradoxo é que a <text:span text:style-name="T11">posibilidade</text:span> de crear ramas é unha forza moito maior nos proxectos de software libre que as ramificacións reais, as cales son moi raras. Xa que a creación dunha rama é mala para todos (por motivos examinados en detalle na sección <text:span text:style-name="T11">Ramas</text:span><text:span text:style-name="T21"> do capítulo 8, </text:span><text:span text:style-name="T11">Xestionando Voluntarios</text:span>), canto mais alto for o risco de ramificación, máis dispostos a comprometerse para evitalo estarán os membros. </text:p>
      <text:p text:style-name="P16"/>
      <text:p text:style-name="P16">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6"/>
      <text:p text:style-name="P16">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text:soft-page-break/>moi posible que todo o mundo estea disposto a someterse a un líder (o exemplo máis famoso é Linus Torvalds no desenvolvemento do <text:span text:style-name="T11">kernel</text:span> de Linux), mais isto é así porque eles <text:span text:style-name="T11">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6"/>
      <text:p text:style-name="P16">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6"/>
      <text:h text:style-name="P110" text:outline-level="2">Ditadores benevolentes </text:h>
      <text:p text:style-name="P16"/>
      <text:p text:style-name="P16">O modelo de <text:span text:style-name="T11">ditador benevolente</text:span> é exactamente o que parece: a autoridade de tomar a decisión final radica nunha soa persoa, da que, en virtude da súa personalidade e experiencia, espérase que a use sabiamente. </text:p>
      <text:p text:style-name="P16"/>
      <text:p text:style-name="P16">Aínda que "ditador benevolente" (ou <text:span text:style-name="T11">DB</text:span>)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1">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6"/>
      <text:h text:style-name="P69" text:outline-level="4"><text:span text:style-name="T123">Quen pode ser un bo ditador benevolente?</text:span> </text:h>
      <text:p text:style-name="P16"/>
      <text:p text:style-name="P16">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text:soft-page-break/>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6"/>
      <text:p text:style-name="P16">O DB <text:span text:style-name="T11">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1">si</text:span> é realmente importante é a experiencia e un bo sentido de deseño global do proxecto; non necesariamente a habilidade de xerar un bo deseño baixo demanda, senón a capacidade de recoñecelo, sexa cal for a súa orixe. </text:p>
      <text:p text:style-name="P16"/>
      <text:p text:style-name="P16">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6"/>
      <text:p text:style-name="P16">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1">root</text:span> (administrador do sistema) nos servidores principais do proxecto ou non. Ás veces a xente fala de control do servidor coma se fose a última fonte de poder nun proxecto, mais en realidade é irrelevante. A posibilidade de agregar ou quitar as señas de <text:span text:style-name="T11">commit</text:span> dos membros nun servidor só afecta á copia do proxecto que reside no servidor. Un abuso prolongado dese poder, xa sexa polo DB ou doutra persoa, simplemente levaría ao traslado a un servidor diferente. </text:p>
      <text:p text:style-name="P16"/>
      <text:p text:style-name="P16">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6"/>
      <text:h text:style-name="P110" text:outline-level="2">Democracia baseada no consenso </text:h>
      <text:p text:style-name="P16"/>
      <text:p text:style-name="P16">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text:soft-page-break/>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6"/>
      <text:p text:style-name="P16">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6"/>
      <text:p text:style-name="P16"><text:span text:style-name="T11">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6"/>
      <text:p text:style-name="P16">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6"/>
      <text:p text:style-name="P16">Para as pequenas decisións, non controvertidas, a proposta de consenso é implícita. Por exemplo, cando un desenvolvedor realiza un <text:span text:style-name="T11">commit</text:span> non solicitado para a corrección dun erro, o mesmo <text:span text:style-name="T11">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1">non</text:span> alcanza o consenso, para o proxecto é simple analizar a mudanza como se aínda non se realizase. A razón de que isto funcione é o tema da próxima sección. </text:p>
      <text:p text:style-name="P16"/>
      <text:h text:style-name="P68" text:outline-level="4">Control de versións quere dicir que te podes relaxar </text:h>
      <text:p text:style-name="P16"/>
      <text:p text:style-name="P16">O feito de que o código fonte do proxecto fique baixo un sistema de control de versións quere dicir que a maioría das decisións poden facilmente desfacerse. O caso máis común no que isto ocorre é que alguén realiza un <text:span text:style-name="T11">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1">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1">feedback</text:span>" é necesario antes de facer algo. </text:p>
      <text:p text:style-name="P16"/>
      <text:p text:style-name="P16"><text:soft-page-break/>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6"/>
      <text:p text:style-name="P16">Así, cando alguén estiver seguro de que sabe o que hai que facer, debería seguir adiante e facelo. Isto aplícase non só ao <text:span text:style-name="T11">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6">A xente sempre sente que o impulso está unido á acción, e serán un pouco máis relutantes a reverteren unha mudanza que a previla nun primeiro momento. Se un desenvolvedor abusa deste feito, efectuando <text:span text:style-name="T11">commits</text:span> potencialmente controvertidos demasiado rápido, a xente pode e debe queixarse, aplicándolle a este desenvolvedor unhas normas máis estritas ata que isto mellore. </text:p>
      <text:p text:style-name="P16"/>
      <text:h text:style-name="P69" text:outline-level="4"><text:span text:style-name="T123">Cando o consenso non pode ser alcanzado, votación</text:span> </text:h>
      <text:p text:style-name="P16"><text:s/></text:p>
      <text:p text:style-name="P16">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1">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6"/>
      <text:p text:style-name="P16">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1">Xente Problemática</text:span> do capítulo 6, <text:span text:style-name="T11">Comunicacións</text:span>, para saber como facer fronte a este tipo de obstrucionismo. </text:p>
      <text:p text:style-name="P16"/>
      <text:p text:style-name="P16">Recorda que se debe especificar o sistema de votación, xa que hai moitos tipos diferentes, e a xente pode ter falsas expectativas sobre o procedemento que se utiliza. Unha boa elección na maioría dos <text:soft-page-break/>casos é o <text:span text:style-name="T11">voto de aprobación</text:span>, a través do cal cada elector pode votar por tantas opcións como desexe. O voto de aprobación é fácil de explicar e recontar, e a diferenza doutros métodos, só require unha rolda de votación. Consulta <text:span text:style-name="T11">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6"/>
      <text:p text:style-name="P16">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6"/>
      <text:h text:style-name="P69" text:outline-level="4">Cando votar </text:h>
      <text:p text:style-name="P16"/>
      <text:p text:style-name="P16">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6"/>
      <text:p text:style-name="P16">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6"/>
      <text:p text:style-name="P16">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text:soft-page-break/>diminuír a calidade do resultado. </text:p>
      <text:p text:style-name="P16"/>
      <text:p text:style-name="P16">(Ten en conta que este consello de ser relutante ás votacións non se aplica á votación sobre mudanza-inclusión que se describe na sección <text:span text:style-name="T11">Estabilizando unha versión</text:span> do capítulo 7, <text:span text:style-name="T11">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6"/>
      <text:h text:style-name="P69" text:outline-level="4">Quen vota? </text:h>
      <text:p text:style-name="P16"/>
      <text:p text:style-name="P16">Ter un sistema de votación pon de manifesto a cuestión do electorado: quen vai votar? Isto pode ser un tema delicado, porque obriga a que o proxecto recoñeza oficialmente que hai xente máis involucrada, ou máis valorada que outros. </text:p>
      <text:p text:style-name="P16"/>
      <text:p text:style-name="P16">A mellor solución é simplemente tomar unha distinción existente, o acceso a <text:span text:style-name="T11">commit</text:span>, e asociar a isto o privilexio de voto. Nos proxectos que ofrecen permisos tanto parciais como totais, a cuestión de se os <text:span text:style-name="T11">committers</text:span> con acceso parcial poden votar, depende en gran medida do proceso polo cal se concede o acceso parcial a <text:span text:style-name="T11">commit</text:span>. Se o proxecto é administrado dunha forma liberal, por exemplo, como un medio de manter moitas ferramentas de colaboración para terceiras partes no repositorio, debe ficar claro que o acceso a <text:span text:style-name="T11">commit</text:span> parcial é só o dereito de realizar <text:span text:style-name="T11">commits</text:span>, non de voto. Naturalmente a implicación inversa mantense: como os <text:span text:style-name="T11">committers</text:span> con acceso total <text:span text:style-name="T11">terán</text:span> privilexios de voto, estes deben ser elixidos non só como programadores, senón como membros do electorado. Se alguén mostra tendencias que poden producir rupturas ou obstrucións na lista de correo, o grupo debe ser moi cauteloso á hora de facelo <text:span text:style-name="T11">committer</text:span>, mesmo se a persoa estiver capacitada tecnicamente. </text:p>
      <text:p text:style-name="P16"/>
      <text:p text:style-name="P16">O sistema de votación debería ser utilizado para elixir os novos committers, tanto con privilexios completos como parciais. Mais aquí é un dos raros casos en que o segredo é apropiado. Non se pode ter os votos sobre os potenciais <text:span text:style-name="T11">committers</text:span> nunha lista de correo pública, porque os sentimentos dos candidatos (e a reputación) poderían resultar feridos. No canto disto, a forma habitual é que un <text:span text:style-name="T11">committer</text:span> actual envíe a unha lista de correo privada, formada só por <text:span text:style-name="T11">committers</text:span>, a proposta de que lle sexan concedidos permisos de <text:span text:style-name="T11">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1">mail</text:span> ao candidato e ofrécelle permisos de <text:span text:style-name="T11">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1">commit</text:span>, pode concluír que perdeu a votación, e probablemente sentirse ferido. Por suposto, se alguén explicitamente pide o acceso ao <text:span text:style-name="T11">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1">commit</text:span>. Aínda que esperamos que isto mude co tempo". Recorda que o que se di pode caer como un golpe, dependendo do nivel de confianza coa persoa. Trata de velo desde o seu punto de vista cando escribas o email. </text:p>
      <text:p text:style-name="P16"/>
      <text:p text:style-name="P16">Posto que adicionar un novo <text:span text:style-name="T11">committer</text:span> é máis importante que a maioría de decisións puntuais, algúns <text:soft-page-break/>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1">committers</text:span>. Similares requirimentos especiais, ou ata máis estritos, débense aplicar nas votacións para <text:span text:style-name="T11">eliminar</text:span> <text:span text:style-name="T11">committers</text:span>, aínda que oxalá que iso nunca sexa necesario. Ver sección <text:span text:style-name="T11">Commiters</text:span> do capítulo 8, <text:span text:style-name="T11">Xestionando voluntarios</text:span>, para máis información sobre aspectos ademais dos relacionados coa votación engadindo e eliminando committers. </text:p>
      <text:p text:style-name="P16"/>
      <text:h text:style-name="P69" text:outline-level="4">Inquéritos fronte a votacións </text:h>
      <text:p text:style-name="P16"/>
      <text:p text:style-name="P16">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1">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6"/>
      <text:h text:style-name="P69" text:outline-level="4">Vetos </text:h>
      <text:p text:style-name="P16"/>
      <text:p text:style-name="P16">Algúns proxectos permiten un tipo especial de dereito que se coñece como <text:span text:style-name="T11">veto</text:span>.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6"><text:s/></text:p>
      <text:p text:style-name="P16">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6"/>
      <text:p text:style-name="P16">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6"/>
      <text:p text:style-name="P16">Do mesmo xeito que as votacións, os vetos pódense aplicar con carácter retroactivo. Non é correcto <text:soft-page-break/>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6"/>
      <text:h text:style-name="P110" text:outline-level="2">Poñer todo por escrito </text:h>
      <text:p text:style-name="P16"/>
      <text:p text:style-name="P16">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6"/>
      <text:p text:style-name="P16">Este é o documento aludido na sección <text:span text:style-name="T11">Pautas de desenvolvemento</text:span> do capítulo 2, <text:span text:style-name="T11">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6"/>
      <text:p text:style-name="P16">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1">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1">como</text:span> escribir bo código, entón esas directrices da guía deberían escribirse co máximo detalle posible. </text:p>
      <text:p text:style-name="P16"/>
      <text:p text:style-name="P16">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1">FAQ -</text:span>posiblemente o documento necesite unha estrutura narrativa máis coherente que a que pode ofrecer o <text:span text:style-name="T11">FAQ</text:span>. Mais debería seguir o mesmo principio baseado en abordar as cuestións que realmente se producen, en lugar de anticiparse ás que poidan xurdir. </text:p>
      <text:p text:style-name="P16"/>
      <text:p text:style-name="P16">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text:soft-page-break/>orixinariamente non existe un procedemento, entón hai que conseguir un consenso nas listas de correo <text:span text:style-name="T11">antes</text:span> de escribir sobre isto. A xente, algunhas veces, pode ser susceptible coas estruturas xerárquicas, de modo que o tema debe ser tratado con delicadeza. </text:p>
      <text:p text:style-name="P16"/>
      <text:p text:style-name="P16">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6"/>
      <text:p text:style-name="P16">Dous bos exemplos de directrices dun proxecto son o arquivo de <text:span text:style-name="T11">Subversion</text:span> <text:span text:style-name="T11">HACKING</text:span> (http://svn.collab.net/repos/svn/trunk/www/hacking.html), e os documentos de xestión da <text:span text:style-name="T11">Apache Software Foundation</text:span> (http://www.apache.org/foundation/how-it-works.html e http://www.apache.org/foundation/voting.html). A <text:span text:style-name="T11">ASF</text:span>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3:52:12</dc:date>
    <dc:creator>Andrés Maneiro</dc:creator>
    <meta:editing-duration>PT02H34M37S</meta:editing-duration>
    <meta:editing-cycles>93</meta:editing-cycles>
    <meta:document-statistic meta:table-count="0" meta:image-count="0" meta:object-count="0" meta:page-count="74" meta:paragraph-count="821" meta:word-count="46740" meta:character-count="292206"/>
  </office:meta>
</office:document-meta>
</file>